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Wingdings" svg:font-family="Wingdings"/>
    <style:font-face style:name="Iskoola Pota" svg:font-family="&quot;Iskoola Pota&quot;"/>
    <style:font-face style:name="Symbol" svg:font-family="Symbol"/>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6" style:family="table-cell" style:parent-style-name="Default" style:data-style-name="N0"/>
    <style:style style:name="ce7"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style:font-name="Iskoola Pota" style:font-name-asian="Iskoola Pota" style:font-name-complex="Iskoola Pota" fo:font-size="8pt" style:font-size-asian="8pt" style:font-size-complex="8pt"/>
    </style:style>
    <style:style style:name="ce10" style:family="table-cell" style:parent-style-name="Default" style:data-style-name="N0">
      <style:table-cell-properties fo:border="thin solid #000000" style:vertical-align="middle" fo:wrap-option="wrap" fo:background-color="transparent"/>
      <style:text-properties style:font-name="Iskoola Pota" style:font-name-asian="Iskoola Pota" style:font-name-complex="Iskoola Pota" fo:font-size="8pt" style:font-size-asian="8pt" style:font-size-complex="8pt"/>
    </style:style>
    <style:style style:name="ce11" style:family="table-cell" style:parent-style-name="Default" style:data-style-name="N0">
      <style:table-cell-properties fo:border="thin solid #000000" style:vertical-align="middle" fo:wrap-option="wrap" fo:background-color="transparent"/>
      <style:text-properties style:font-name="Times New Roman" style:font-name-asian="Times New Roman" style:font-name-complex="Times New Roman" fo:font-size="8pt" style:font-size-asian="8pt" style:font-size-complex="8pt" style:font-family-generic="roman"/>
    </style:style>
    <style:style style:name="ce12" style:family="table-cell" style:parent-style-name="Default" style:data-style-name="N0">
      <style:table-cell-properties style:vertical-align="middle" style:repeat-content="false"/>
      <style:paragraph-properties fo:text-align="justify"/>
      <style:text-properties style:font-name="Wingdings" style:font-name-asian="Wingdings" style:font-name-complex="Wingdings" style:font-charset="x-symbol"/>
    </style:style>
    <style:style style:name="ce13" style:family="table-cell" style:parent-style-name="Default" style:data-style-name="N0">
      <style:table-cell-properties style:vertical-align="middle" style:repeat-content="false"/>
      <style:paragraph-properties fo:text-align="start" fo:margin-left="1.059cm"/>
      <style:text-properties style:font-name="Times New Roman" style:font-name-asian="Times New Roman" style:font-name-complex="Times New Roman" style:font-family-generic="roman"/>
    </style:style>
    <style:style style:name="ce14"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15"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16" style:family="table-cell" style:parent-style-name="Default" style:data-style-name="N0">
      <style:table-cell-properties style:vertical-align="middle" style:repeat-content="false"/>
      <style:paragraph-properties fo:text-align="start" fo:margin-left="1.765cm"/>
      <style:text-properties style:font-name="Symbol" style:font-name-asian="Symbol" style:font-name-complex="Symbol" fo:font-size="10pt" style:font-size-asian="10pt" style:font-size-complex="10pt" style:font-family-generic="roman" style:font-charset="x-symbol"/>
    </style:style>
    <style:style style:name="ce17" style:family="table-cell" style:parent-style-name="Default" style:data-style-name="N0">
      <style:table-cell-properties style:vertical-align="middle" style:repeat-content="false"/>
      <style:paragraph-properties fo:text-align="start" fo:margin-left="1.765cm"/>
      <style:text-properties style:font-name="Times New Roman" style:font-name-asian="Times New Roman" style:font-name-complex="Times New Roman" style:font-family-generic="roman"/>
    </style:style>
    <style:style style:name="ce18" style:family="table-cell" style:parent-style-name="Default" style:data-style-name="N0">
      <style:table-cell-properties style:vertical-align="middle" style:repeat-content="false"/>
      <style:paragraph-properties fo:text-align="start" fo:margin-left="1.765cm"/>
      <style:text-properties style:font-name="Symbol" style:font-name-asian="Symbol" style:font-name-complex="Symbol" style:font-family-generic="roman" style:font-charset="x-symbol"/>
    </style:style>
    <style:style style:name="ce19" style:family="table-cell" style:parent-style-name="Default" style:data-style-name="N0">
      <style:table-cell-properties style:vertical-align="middle" style:repeat-content="false"/>
      <style:paragraph-properties fo:text-align="start" fo:margin-left="3.53cm"/>
      <style:text-properties style:font-name="Symbol" style:font-name-asian="Symbol" style:font-name-complex="Symbol" style:font-family-generic="roman" style:font-charset="x-symbol"/>
    </style:style>
    <style:style style:name="ce20" style:family="table-cell" style:parent-style-name="Default" style:data-style-name="N0">
      <style:table-cell-properties style:vertical-align="middle" fo:wrap-option="wrap" style:repeat-content="false"/>
      <style:paragraph-properties fo:text-align="start" fo:margin-left="1.765cm"/>
      <style:text-properties style:font-name="Symbol" style:font-name-asian="Symbol" style:font-name-complex="Symbol" style:font-family-generic="roman" style:font-charset="x-symbol"/>
    </style:style>
    <style:style style:name="ce21" style:family="table-cell" style:parent-style-name="Default" style:data-style-name="N0">
      <style:table-cell-properties style:vertical-align="middle" style:repeat-content="false"/>
      <style:paragraph-properties fo:text-align="start" fo:margin-left="1.059cm"/>
      <style:text-properties style:font-name="Times New Roman" style:font-name-asian="Times New Roman" style:font-name-complex="Times New Roman" fo:font-size="7pt" style:font-size-asian="7pt" style:font-size-complex="7pt" style:font-family-generic="roman"/>
    </style:style>
    <style:style style:name="ce22" style:family="table-cell" style:parent-style-name="Default" style:data-style-name="N0">
      <style:table-cell-properties style:vertical-align="middle" style:repeat-content="false"/>
      <style:paragraph-properties fo:text-align="start" fo:margin-left="0.706cm"/>
      <style:text-properties style:font-name="Courier New" style:font-name-asian="Courier New" style:font-name-complex="Courier New" fo:font-size="10pt" style:font-size-asian="10pt" style:font-size-complex="10pt" style:font-family-generic="modern"/>
    </style:style>
    <style:style style:name="ce23" style:family="table-cell" style:parent-style-name="Default" style:data-style-name="N0">
      <style:table-cell-properties style:vertical-align="middle" style:repeat-content="false"/>
      <style:paragraph-properties fo:text-align="start" fo:margin-left="1.059cm"/>
      <style:text-properties fo:color="#002060"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middle" style:repeat-content="false"/>
      <style:paragraph-properties fo:text-align="start" fo:margin-left="2.824cm"/>
      <style:text-properties style:font-name="Symbol" style:font-name-asian="Symbol" style:font-name-complex="Symbol" fo:font-size="10pt" style:font-size-asian="10pt" style:font-size-complex="10pt" style:font-family-generic="roman" style:font-charset="x-symbol"/>
    </style:style>
    <style:style style:name="ce25" style:family="table-cell" style:parent-style-name="Default" style:data-style-name="N0">
      <style:table-cell-properties style:vertical-align="middle" style:repeat-content="false"/>
      <style:paragraph-properties fo:text-align="start" fo:margin-left="3.883cm"/>
      <style:text-properties style:font-name="Wingdings" style:font-name-asian="Wingdings" style:font-name-complex="Wingdings" fo:font-size="9pt" style:font-size-asian="9pt" style:font-size-complex="9pt" style:font-charset="x-symbol"/>
    </style:style>
    <style:style style:name="ce26" style:family="table-cell" style:parent-style-name="Default" style:data-style-name="N0">
      <style:table-cell-properties style:vertical-align="middle" style:repeat-content="false"/>
      <style:paragraph-properties fo:text-align="start" fo:margin-left="4.236cm"/>
      <style:text-properties style:font-name="Wingdings" style:font-name-asian="Wingdings" style:font-name-complex="Wingdings" fo:font-size="10pt" style:font-size-asian="10pt" style:font-size-complex="10pt" style:font-charset="x-symbol"/>
    </style:style>
    <style:style style:name="T1"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2"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roman"/>
    </style:style>
    <style:style style:name="T7"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font-family-generic="roman"/>
    </style:style>
    <style:style style:name="T9"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10"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1"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2.07433333333333cm"/>
    </style:style>
    <style:style style:name="co2" style:family="table-column">
      <style:table-column-properties fo:break-before="auto" style:column-width="1.778cm"/>
    </style:style>
    <style:style style:name="co3" style:family="table-column">
      <style:table-column-properties fo:break-before="auto" style:column-width="1.69333333333333cm"/>
    </style:style>
    <style:style style:name="co4" style:family="table-column">
      <style:table-column-properties fo:break-before="auto" style:column-width="4.21216666666667cm"/>
    </style:style>
    <style:style style:name="co5" style:family="table-column">
      <style:table-column-properties fo:break-before="auto" style:column-width="4.826cm"/>
    </style:style>
    <style:style style:name="co6" style:family="table-column">
      <style:table-column-properties fo:break-before="auto" style:column-width="4.29683333333333cm"/>
    </style:style>
    <style:style style:name="co7" style:family="table-column">
      <style:table-column-properties fo:break-before="auto" style:column-width="7.26016666666667cm"/>
    </style:style>
    <style:style style:name="co8" style:family="table-column">
      <style:table-column-properties fo:break-before="auto" style:column-width="4.59316666666667cm"/>
    </style:style>
    <style:style style:name="co9" style:family="table-column">
      <style:table-column-properties fo:break-before="auto" style:column-width="2.7305cm"/>
    </style:style>
    <style:style style:name="co10" style:family="table-column">
      <style:table-column-properties fo:break-before="auto" style:column-width="3.048cm"/>
    </style:style>
    <style:style style:name="co11" style:family="table-column">
      <style:table-column-properties fo:break-before="auto" style:column-width="2.3495cm"/>
    </style:style>
    <style:style style:name="co12" style:family="table-column">
      <style:table-column-properties fo:break-before="auto" style:column-width="18.542cm"/>
    </style:style>
    <style:style style:name="co13" style:family="table-column">
      <style:table-column-properties fo:break-before="auto" style:column-width="30.9245cm"/>
    </style:style>
    <style:style style:name="co14" style:family="table-column">
      <style:table-column-properties fo:break-before="auto" style:column-width="20.9761666666667cm"/>
    </style:style>
    <style:style style:name="ro1" style:family="table-row">
      <style:table-row-properties style:row-height="19.2pt" style:use-optimal-row-height="false" fo:break-before="auto"/>
    </style:style>
    <style:style style:name="ro2" style:family="table-row">
      <style:table-row-properties style:row-height="44.4pt" style:use-optimal-row-height="false" fo:break-before="auto"/>
    </style:style>
    <style:style style:name="ro3" style:family="table-row">
      <style:table-row-properties style:row-height="27.6pt" style:use-optimal-row-height="false" fo:break-before="auto"/>
    </style:style>
    <style:style style:name="ro4" style:family="table-row">
      <style:table-row-properties style:row-height="36.6pt" style:use-optimal-row-height="false" fo:break-before="auto"/>
    </style:style>
    <style:style style:name="ro5" style:family="table-row">
      <style:table-row-properties style:row-height="49.95pt" style:use-optimal-row-height="false" fo:break-before="auto"/>
    </style:style>
    <style:style style:name="ro6" style:family="table-row">
      <style:table-row-properties style:row-height="22.2pt" style:use-optimal-row-height="false" fo:break-before="auto"/>
    </style:style>
    <style:style style:name="ro7" style:family="table-row">
      <style:table-row-properties style:row-height="14.4pt" style:use-optimal-row-height="true" fo:break-before="auto"/>
    </style:style>
    <style:style style:name="ro8" style:family="table-row">
      <style:table-row-properties style:row-height="27.6pt" style:use-optimal-row-height="true" fo:break-before="auto"/>
    </style:style>
    <style:style style:name="ro9" style:family="table-row">
      <style:table-row-properties style:row-height="16.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_Test_ca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3" table:number-columns-repeated="16371" table:default-cell-style-name="ce1"/>
        <table:table-row table:style-name="ro1">
          <table:table-cell table:number-columns-spanned="9" table:number-rows-spanned="1" table:style-name="ce6"/>
          <table:covered-table-cell table:number-columns-repeated="8"/>
          <table:table-cell table:number-columns-repeated="16375" table:style-name="ce1"/>
        </table:table-row>
        <table:table-row table:style-name="ro2">
          <table:table-cell table:number-columns-spanned="13" table:number-rows-spanned="1" table:style-name="ce6"/>
          <table:covered-table-cell table:number-columns-repeated="12"/>
          <table:table-cell table:number-columns-repeated="16371"/>
        </table:table-row>
        <table:table-row table:style-name="ro3">
          <table:table-cell table:number-columns-spanned="9" table:number-rows-spanned="1" table:style-name="ce6"/>
          <table:covered-table-cell table:number-columns-repeated="8"/>
          <table:table-cell table:number-columns-repeated="16375" table:style-name="ce2"/>
        </table:table-row>
        <table:table-row table:style-name="ro3">
          <table:table-cell table:number-columns-spanned="9" table:number-rows-spanned="1" table:style-name="ce6"/>
          <table:covered-table-cell table:number-columns-repeated="8"/>
          <table:table-cell table:number-columns-repeated="16375" table:style-name="ce2"/>
        </table:table-row>
        <table:table-row table:style-name="ro4">
          <table:table-cell office:value-type="string" table:style-name="ce3">
            <text:p>TC ID</text:p>
          </table:table-cell>
          <table:table-cell office:value-type="string" table:style-name="ce3">
            <text:p>Test case name</text:p>
          </table:table-cell>
          <table:table-cell office:value-type="string" table:style-name="ce3">
            <text:p>Input length type</text:p>
          </table:table-cell>
          <table:table-cell office:value-type="string" table:style-name="ce3">
            <text:p>Input</text:p>
          </table:table-cell>
          <table:table-cell office:value-type="string" table:style-name="ce3">
            <text:p>Expected output</text:p>
          </table:table-cell>
          <table:table-cell office:value-type="string" table:style-name="ce3">
            <text:p>Actual output</text:p>
          </table:table-cell>
          <table:table-cell office:value-type="string" table:style-name="ce3">
            <text:p>Status</text:p>
          </table:table-cell>
          <table:table-cell office:value-type="string" table:style-name="ce3">
            <text:p>Accuracy justification/ Description of issue type</text:p>
          </table:table-cell>
          <table:table-cell office:value-type="string" table:style-name="ce3">
            <text:p>What is covered by the test</text:p>
          </table:table-cell>
          <table:table-cell table:number-columns-repeated="16375" table:style-name="ce1"/>
        </table:table-row>
        <table:table-row table:style-name="ro5">
          <table:table-cell office:value-type="string" table:number-columns-spanned="1" table:number-rows-spanned="4" table:style-name="ce7">
            <text:p>Pos_Fun_0001</text:p>
          </table:table-cell>
          <table:table-cell office:value-type="string" table:number-columns-spanned="1" table:number-rows-spanned="4" table:style-name="ce8">
            <text:p>Convert a singular past tense sentence</text:p>
          </table:table-cell>
          <table:table-cell office:value-type="string" table:number-columns-spanned="1" table:number-rows-spanned="4" table:style-name="ce8">
            <text:p>S</text:p>
          </table:table-cell>
          <table:table-cell office:value-type="string" table:number-columns-spanned="1" table:number-rows-spanned="4" table:style-name="ce7">
            <text:p>mamanam udhenma poLata giyaa.</text:p>
          </table:table-cell>
          <table:table-cell office:value-type="string" table:number-columns-spanned="1" table:number-rows-spanned="4" table:style-name="ce9">
            <text:p>මමනම් උදෙන්ම පොළට ගියා.</text:p>
          </table:table-cell>
          <table:table-cell office:value-type="string" table:number-columns-spanned="1" table:number-rows-spanned="4" table:style-name="ce9">
            <text:p>මමනම් උදෙන්ම පොළට ගියා.</text:p>
          </table:table-cell>
          <table:table-cell office:value-type="string" table:number-columns-spanned="1" table:number-rows-spanned="4" table:style-name="ce8">
            <text:p>Pass</text:p>
          </table:table-cell>
          <table:table-cell office:value-type="string" table:style-name="ce4">
            <text:p>·<text:span text:style-name="T3"><text:s/></text:span><text:span text:style-name="T2">The phrase meaning is preserved.</text:span></text:p>
          </table:table-cell>
          <table:table-cell office:value-type="string" table:style-name="ce4">
            <text:p>·<text:span text:style-name="T3"><text:s/></text:span><text:span text:style-name="T2">Greeting / request / respons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Sinhala spelling and punctuation are correct.</text:span></text:p>
          </table:table-cell>
          <table:table-cell office:value-type="string" table:style-name="ce4">
            <text:p>·<text:span text:style-name="T3"><text:s/>Present/ past/ future tens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The full stop mark remains correctly placed.</text:span></text:p>
          </table:table-cell>
          <table:table-cell office:value-type="string" table:style-name="ce4">
            <text:p>·<text:span text:style-name="T3"><text:s/></text:span><text:span text:style-name="T2">S (≤30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he natural expression on pronounciation remains unchanged.</text:span></text:p>
          </table:table-cell>
          <table:table-cell office:value-type="string" table:style-name="ce4">
            <text:p>·<text:span text:style-name="T3"><text:s/></text:span><text:span text:style-name="T2">Accuracy validation<text:s/></text:span></text:p>
          </table:table-cell>
          <table:table-cell table:number-columns-repeated="16375" table:style-name="ce1"/>
        </table:table-row>
        <table:table-row table:style-name="ro5">
          <table:table-cell office:value-type="string" table:number-columns-spanned="1" table:number-rows-spanned="4" table:style-name="ce7">
            <text:p>Pos_Fun_0002</text:p>
          </table:table-cell>
          <table:table-cell office:value-type="string" table:number-columns-spanned="1" table:number-rows-spanned="4" table:style-name="ce8">
            <text:p>Mixed language + slang and colloquial phrasing + informal sentence.</text:p>
          </table:table-cell>
          <table:table-cell office:value-type="string" table:number-columns-spanned="1" table:number-rows-spanned="4" table:style-name="ce8">
            <text:p>M</text:p>
          </table:table-cell>
          <table:table-cell office:value-type="string" table:number-columns-spanned="1" table:number-rows-spanned="4" table:style-name="ce7">
            <text:p>Machan, Adha lecture ekea link eka dhaapankoo.</text:p>
          </table:table-cell>
          <table:table-cell office:value-type="string" table:number-columns-spanned="1" table:number-rows-spanned="4" table:style-name="ce9">
            <text:p>මචන්, අද lecture එකේ link එක දාපන්කෝ..</text:p>
            <text:p/>
            <text:p/>
          </table:table-cell>
          <table:table-cell office:value-type="string" table:number-columns-spanned="1" table:number-rows-spanned="4" table:style-name="ce10">
            <text:p>මචන්, අද lecture එකේ link එක දාපන්කෝ.</text:p>
            <text:p/>
            <text:p/>
          </table:table-cell>
          <table:table-cell office:value-type="string" table:number-columns-spanned="1" table:number-rows-spanned="4" table:style-name="ce8">
            <text:p>Pass</text:p>
          </table:table-cell>
          <table:table-cell office:value-type="string" table:style-name="ce4">
            <text:p>·<text:span text:style-name="T3"> </text:span><text:span text:style-name="T2">The system correctly converts the Singlish content into Sinhala while preserving the intended meaning.</text:span></text:p>
          </table:table-cell>
          <table:table-cell office:value-type="string" table:style-name="ce4">
            <text:p>·<text:span text:style-name="T3">  <text:s/></text:span><text:span text:style-name="T2">Mixed Singlish + English<text: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text:span><text:span text:style-name="T2">Most English technical terms (e.g., “lecture”, “link”) remain readable and do not negatively affect the conversion.</text:span></text:p>
          </table:table-cell>
          <table:table-cell office:value-type="string" table:style-name="ce4">
            <text:p>·<text:span text:style-name="T3">  <text:s/></text:span><text:span text:style-name="T2">Compound structur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The full stop mark and comma remains correctly placed.</text:span></text:p>
          </table:table-cell>
          <table:table-cell office:value-type="string" table:style-name="ce4">
            <text:p>·<text:span text:style-name="T3">  M (31–299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Spacing between the comma-separated words doesn't damage the phrase.</text:span></text:p>
          </table:table-cell>
          <table:table-cell office:value-type="string" table:style-name="ce4">
            <text:p>·<text:span text:style-name="T3">  <text:s/></text:span><text:span text:style-name="T2">Robustness validation<text:s/></text:span></text:p>
          </table:table-cell>
          <table:table-cell table:number-columns-repeated="16375" table:style-name="ce1"/>
        </table:table-row>
        <table:table-row table:style-name="ro5">
          <table:table-cell office:value-type="string" table:number-columns-spanned="1" table:number-rows-spanned="4" table:style-name="ce7">
            <text:p>Pos_Fun_0003</text:p>
          </table:table-cell>
          <table:table-cell office:value-type="string" table:number-columns-spanned="1" table:number-rows-spanned="4" table:style-name="ce8">
            <text:p>Converts a question and an English abbreviated phrase.</text:p>
          </table:table-cell>
          <table:table-cell office:value-type="string" table:number-columns-spanned="1" table:number-rows-spanned="4" table:style-name="ce8">
            <text:p>M</text:p>
          </table:table-cell>
          <table:table-cell office:value-type="string" table:number-columns-spanned="1" table:number-rows-spanned="4" table:style-name="ce7">
            <text:p>malli oyaagee ID eka naethi velaa kivvaa nee? hambunadha eeka?</text:p>
          </table:table-cell>
          <table:table-cell office:value-type="string" table:number-columns-spanned="1" table:number-rows-spanned="4" table:style-name="ce9">
            <text:p>මල්ලි ඔයාගේ ID එක නැති වෙලා කිව්වා නේ? හම්බුනද ඒක?</text:p>
          </table:table-cell>
          <table:table-cell office:value-type="string" table:number-columns-spanned="1" table:number-rows-spanned="4" table:style-name="ce11">
            <text:p>මල්ලි ඔයාගේ ID එක නැති වෙලා කිව්වා නේ? හම්බුනද ඒක?</text:p>
          </table:table-cell>
          <table:table-cell office:value-type="string" table:number-columns-spanned="1" table:number-rows-spanned="4" table:style-name="ce8">
            <text:p>Pass</text:p>
          </table:table-cell>
          <table:table-cell office:value-type="string" table:style-name="ce4">
            <text:p>·<text:span text:style-name="T3"> English abbreviated words like "ID" do not affect the whole meaning of the sentence negatively.</text:span></text:p>
          </table:table-cell>
          <table:table-cell office:value-type="string" table:style-name="ce4">
            <text:p>·<text:span text:style-name="T3">   Mixed Singlish + English</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There are two questions concatenated with one phrase so the whole idea of the 2 questions is the same and isn't affected.</text:span></text:p>
          </table:table-cell>
          <table:table-cell office:value-type="string" table:style-name="ce4">
            <text:p>·<text:span text:style-name="T3"> Interrogative (question)</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text:span text:style-name="T3">Sinhala spelling and punctuation are correct.</text:span></text:p>
          </table:table-cell>
          <table:table-cell office:value-type="string" table:style-name="ce4">
            <text:p>·<text:span text:style-name="T3"> M (31–299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wo question marks aren't harmful to the whole meaning of the sentence.</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4</text:p>
          </table:table-cell>
          <table:table-cell office:value-type="string" table:number-columns-spanned="1" table:number-rows-spanned="4" table:style-name="ce8">
            <text:p>Converts common english words/ numbers/ places and past tense phrase</text:p>
          </table:table-cell>
          <table:table-cell office:value-type="string" table:number-columns-spanned="1" table:number-rows-spanned="4" table:style-name="ce8">
            <text:p>L</text:p>
          </table:table-cell>
          <table:table-cell office:value-type="string" table:number-columns-spanned="1" table:number-rows-spanned="4" table:style-name="ce7">
            <text:p>iiyee dhina navasiilanthaya samaga paevathi dhivaa raathrii ekdhina tharagayeedhii kaasiyee vaasiya dhinaagath shrii lQQkaa kaNdaayama palamuva pandhuvata pahara dhiimata naayaka dhasun shaanaka thiiranaya kara athara ehidhii shriiqqkaa kaNdaayama lakunu 451 k labaa gath athara aarambhaka pithikaru vana paethum nishshQQka aganaa lakunu 210 k labaagaeniimata samath viya. ohugee ema inimata 6yee pahara 10 ksaha 4 pahara 18 k labaagaeniimata samath viya.</text:p>
          </table:table-cell>
          <table:table-cell office:value-type="string" table:number-columns-spanned="1" table:number-rows-spanned="4" table:style-name="ce7">
            <text:p>ඊයේ දින නවසීලන්තය සමග පැවති දිවා රාත්‍රී එක්දින තරගයේදී කාසියේ වාසිය දිනාගත් ශ්‍රී ලංකා කණ්ඩායම පලමුව පන්දුවට පහර දීමට නායක දසුන් ශානක තීරනය කර අතර එහිදී ශ්‍රීංකා කණ්ඩායම ලකුනු 451 ක් ලබා ගත් අතර ආරම්බ්හක පිතිකරු වන පැතුම් නිශ්ශංක අගනා ලකුනු 210 ක් ලබාගැනීමට සමත් විය. ඔහුගේ එම ඉනිමට 6යේ පහර 10 ක්සහ 4 පහර 18 ක් ලබාගැනීමට සමත් විය.</text:p>
          </table:table-cell>
          <table:table-cell office:value-type="string" table:number-columns-spanned="1" table:number-rows-spanned="4" table:style-name="ce7">
            <text:p>ඊයේ දින නවසීලන්තය සමග පැවති දිවා රාත්‍රී එක්දින තරගයේදී කාසියේ වාසිය දිනාගත් ශ්‍රී ලංකා කණ්ඩායම පලමුව පන්දුවට පහර දීමට නායක දසුන් ශානක තීරනය කර අතර එහිදී ශ්‍රීංකා කණ්ඩායම ලකුනු 451 ක් ලබා ගත් අතර ආරම්බ්හක පිතිකරු වන පැතුම් නිශ්ශංක අගනා ලකුනු 210 ක් ලබාගැනීමට සමත් විය. ඔහුගේ එම ඉනිමට 6යේ පහර 10 ක්සහ 4 පහර 18 ක් ලබාගැනීමට සමත් විය.</text:p>
          </table:table-cell>
          <table:table-cell office:value-type="string" table:number-columns-spanned="1" table:number-rows-spanned="4" table:style-name="ce8">
            <text:p>Pass</text:p>
          </table:table-cell>
          <table:table-cell office:value-type="string" table:style-name="ce4">
            <text:p>·<text:span text:style-name="T3"><text:s/>Numbers don't affect to the meaning of the whole phrase.</text:span></text:p>
          </table:table-cell>
          <table:table-cell office:value-type="string" table:style-name="ce4">
            <text:p>·<text:span text:style-name="T3">   punctuations/ numb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Correctly coverts the phrase with numbers without affecting to thenatural meaning of the phrase.</text:span></text:p>
          </table:table-cell>
          <table:table-cell office:value-type="string" table:style-name="ce4">
            <text:p>·<text:span text:style-name="T3">   Present tense / Past tense / Futur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No UI lag or freezing observed for large input.</text:span></text:p>
          </table:table-cell>
          <table:table-cell office:value-type="string" table:style-name="ce4">
            <text:p>·<text:span text:style-name="T3">   L(≥30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paces between the words and few sentences don't destroy the state of the sentence.</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5</text:p>
          </table:table-cell>
          <table:table-cell office:value-type="string" table:number-columns-spanned="1" table:number-rows-spanned="4" table:style-name="ce7">
            <text:p>Slang and colloquial phrasing</text:p>
          </table:table-cell>
          <table:table-cell office:value-type="string" table:number-columns-spanned="1" table:number-rows-spanned="4" table:style-name="ce7">
            <text:p>M</text:p>
          </table:table-cell>
          <table:table-cell office:value-type="string" table:number-columns-spanned="1" table:number-rows-spanned="4" table:style-name="ce7">
            <text:p>Adoo machan kohomadha kaalekin nee ubata edhaa Thx karala yandath baeri vunaanee ithin ithin mokadha vennee</text:p>
          </table:table-cell>
          <table:table-cell office:value-type="string" table:number-columns-spanned="1" table:number-rows-spanned="4" table:style-name="ce7">
            <text:p>අඩෝ මචන් කොහොමද කාලෙකින් නේ උබට එදා ථx කරල යන්ඩත් බැරි වුනානේ ඉතින් ඉතින් මොකද වෙන්නේ?</text:p>
          </table:table-cell>
          <table:table-cell office:value-type="string" table:number-columns-spanned="1" table:number-rows-spanned="4" table:style-name="ce7">
            <text:p>අඩෝ මචන් කොහොමද කාලෙකින් නේ උබට එදා ථx කරල යන්ඩත් බැරි වුනානේ ඉතින් ඉතින් මොකද වෙන්නේ?</text:p>
          </table:table-cell>
          <table:table-cell office:value-type="string" table:number-columns-spanned="1" table:number-rows-spanned="4" table:style-name="ce8">
            <text:p>Pass</text:p>
          </table:table-cell>
          <table:table-cell office:value-type="string" table:style-name="ce5">
            <text:p>·<text:span text:style-name="T3"><text:s/>The slang and the colloquial words don't damage to expression of the phrase.</text:span></text:p>
          </table:table-cell>
          <table:table-cell office:value-type="string" table:style-name="ce4">
            <text:p>·<text:span text:style-name="T3">   Slang /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ථx" word doesn't obstacle for the remaining words and the whole meaning of the phrase.</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o lag between the conversion.</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 The question mark is not disappearing after the conversion..</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6</text:p>
          </table:table-cell>
          <table:table-cell office:value-type="string" table:number-columns-spanned="1" table:number-rows-spanned="4" table:style-name="ce7">
            <text:p>Slang and Colloquial phrasing</text:p>
          </table:table-cell>
          <table:table-cell office:value-type="string" table:number-columns-spanned="1" table:number-rows-spanned="4" table:style-name="ce7">
            <text:p>S</text:p>
          </table:table-cell>
          <table:table-cell office:value-type="string" table:number-columns-spanned="1" table:number-rows-spanned="4" table:style-name="ce7">
            <text:p>Adoo uba kohedha yannee?</text:p>
          </table:table-cell>
          <table:table-cell office:value-type="string" table:number-columns-spanned="1" table:number-rows-spanned="4" table:style-name="ce7">
            <text:p>අඩෝ උබ කොහෙද යන්නේ?</text:p>
          </table:table-cell>
          <table:table-cell office:value-type="string" table:number-columns-spanned="1" table:number-rows-spanned="4" table:style-name="ce7">
            <text:p>අඩෝ උබ කොහෙද යන්නේ?</text:p>
          </table:table-cell>
          <table:table-cell office:value-type="string" table:number-columns-spanned="1" table:number-rows-spanned="4" table:style-name="ce7">
            <text:p>Pass</text:p>
          </table:table-cell>
          <table:table-cell office:value-type="string" table:style-name="ce5">
            <text:p>·<text:span text:style-name="T3"><text:s/>· The question mark is not disappearing after the conversion..</text:span></text:p>
          </table:table-cell>
          <table:table-cell office:value-type="string" table:style-name="ce4">
            <text:p>·<text:span text:style-name="T3"> Slang /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natural expression while speaking this phrase is not changing after the conversion.</text:span></text:p>
          </table:table-cell>
          <table:table-cell office:value-type="string" table:style-name="ce4">
            <text:p>·<text:span text:style-name="T3"> Interrogative (ques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7</text:p>
          </table:table-cell>
          <table:table-cell office:value-type="string" table:number-columns-spanned="1" table:number-rows-spanned="4" table:style-name="ce7">
            <text:p>Request forms with varying degrees of politeness and English abbreviations and short forms<text:s text:c="3"/></text:p>
          </table:table-cell>
          <table:table-cell office:value-type="string" table:number-columns-spanned="1" table:number-rows-spanned="4" table:style-name="ce7">
            <text:p>M</text:p>
          </table:table-cell>
          <table:table-cell office:value-type="string" table:number-columns-spanned="1" table:number-rows-spanned="4" table:style-name="ce7">
            <text:p>karuNaakaralaa mata ID Number eka kiyanna?</text:p>
          </table:table-cell>
          <table:table-cell office:value-type="string" table:number-columns-spanned="1" table:number-rows-spanned="4" table:style-name="ce7">
            <text:p>කරුණාකරලා මට ID Number එක කියන්න?</text:p>
          </table:table-cell>
          <table:table-cell office:value-type="string" table:number-columns-spanned="1" table:number-rows-spanned="4" table:style-name="ce7">
            <text:p>කරුණාකරලා මට ID Number එක කියන්න?</text:p>
          </table:table-cell>
          <table:table-cell office:value-type="string" table:number-columns-spanned="1" table:number-rows-spanned="4" table:style-name="ce7">
            <text:p>Pass</text:p>
          </table:table-cell>
          <table:table-cell office:value-type="string" table:style-name="ce5">
            <text:p>·<text:span text:style-name="T3"><text:s/>Two English abbreviations do not harm the typical meaning of the phrase.</text:span></text:p>
          </table:table-cell>
          <table:table-cell office:value-type="string" table:style-name="ce4">
            <text:p>·<text:span text:style-name="T3"> Mixed Singlish + English</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paces between the two abbreviated English words don't affect the sentence structure and the pronunciation of the output.</text:span></text:p>
          </table:table-cell>
          <table:table-cell office:value-type="string" table:style-name="ce4">
            <text:p>·<text:span text:style-name="T3"> Imperative (command)</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Question mark remains same after the conversion.</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8</text:p>
          </table:table-cell>
          <table:table-cell office:value-type="string" table:number-columns-spanned="1" table:number-rows-spanned="4" table:style-name="ce7">
            <text:p>Converts past tense sentences and unit dimension–based numerical expressions.</text:p>
          </table:table-cell>
          <table:table-cell office:value-type="string" table:number-columns-spanned="1" table:number-rows-spanned="4" table:style-name="ce7">
            <text:p>S</text:p>
          </table:table-cell>
          <table:table-cell office:value-type="string" table:number-columns-spanned="1" table:number-rows-spanned="4" table:style-name="ce7">
            <text:p>mama iiyee kiloo 50k issuvaa.</text:p>
          </table:table-cell>
          <table:table-cell office:value-type="string" table:number-columns-spanned="1" table:number-rows-spanned="4" table:style-name="ce7">
            <text:p>මම ඊයේ කිලෝ 50ක් ඉස්සුවා.</text:p>
          </table:table-cell>
          <table:table-cell office:value-type="string" table:number-columns-spanned="1" table:number-rows-spanned="4" table:style-name="ce7">
            <text:p>මම ඊයේ කිලෝ 50ක් ඉස්සුවා.</text:p>
          </table:table-cell>
          <table:table-cell office:value-type="string" table:number-columns-spanned="1" table:number-rows-spanned="4" table:style-name="ce7">
            <text:p>pass</text:p>
          </table:table-cell>
          <table:table-cell office:value-type="string" table:style-name="ce5">
            <text:p>·<text:span text:style-name="T3"><text:s/>The numerical number doesn't affect to the state of the tense, like past/present/future.</text:span></text:p>
          </table:table-cell>
          <table:table-cell office:value-type="string" table:style-name="ce4">
            <text:p>·<text:span text:style-name="T3"> Greeting / request / respo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character 'k' after the number 50 doesn’t affected to the expected expression from the phrase.</text:span></text:p>
          </table:table-cell>
          <table:table-cell office:value-type="string" table:style-name="ce4">
            <text:p>·<text:span text:style-name="T3"> Present tense / Past tense / Futur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inhala spelling and punctuations are correct.</text:span></text:p>
          </table:table-cell>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on-gaps between 50 and "ක්" is correctly implemented correctly after the conversion.</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9</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7">
            <text:p>Pos_Fun_0010</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7">
            <text:p>Pos_Fun_0011</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7">
            <text:p>Pos_Fun_0012</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7">
            <text:p>Pos_Fun_0013</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table:number-columns-repeated="7" table:style-name="ce1"/>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table-cell table:number-columns-repeated="7" table:style-name="ce1"/>
          <table:covered-table-cell/>
          <table:covered-table-cell/>
          <table:table-cell table:number-columns-repeated="16375"/>
        </table:table-row>
        <table:table-row table:number-rows-repeated="1048515" table:style-name="ro5">
          <table:table-cell table:number-columns-repeated="16384"/>
        </table:table-row>
      </table:table>
      <table:table table:name="How_to_fill_columns_A_and_C" table:style-name="ta2">
        <table:table-column table:style-name="co12" table:default-cell-style-name="ce1"/>
        <table:table-column table:style-name="co3" table:number-columns-repeated="16383" table:default-cell-style-name="ce1"/>
        <table:table-row table:style-name="ro6">
          <table:table-cell office:value-type="string" table:style-name="ce12">
            <text:p>Ø<text:span text:style-name="T3"><text:s/></text:span><text:span text:style-name="T1">Test case ID conventions:</text:span></text:p>
          </table:table-cell>
          <table:table-cell table:number-columns-repeated="16383"/>
        </table:table-row>
        <table:table-row table:style-name="ro6">
          <table:table-cell office:value-type="string" table:style-name="ce13">
            <text:p>1.<text:span text:style-name="T3">  <text:s/></text:span>Positive functional test cases should begin with “<text:span text:style-name="T1">Pos_Fun</text:span>”.</text:p>
          </table:table-cell>
          <table:table-cell table:number-columns-repeated="16383"/>
        </table:table-row>
        <table:table-row table:style-name="ro6">
          <table:table-cell office:value-type="string" table:style-name="ce13">
            <text:p>2.<text:span text:style-name="T3">  <text:s/></text:span>Negative functional test cases should begin with “<text:span text:style-name="T1">Neg_Fun</text:span>”.</text:p>
          </table:table-cell>
          <table:table-cell table:number-columns-repeated="16383"/>
        </table:table-row>
        <table:table-row table:style-name="ro6">
          <table:table-cell office:value-type="string" table:style-name="ce13">
            <text:p>3.<text:span text:style-name="T3">  <text:s/></text:span>Positive UI test cases should begin with “<text:span text:style-name="T1">Pos_UI</text:span>”.</text:p>
          </table:table-cell>
          <table:table-cell table:number-columns-repeated="16383"/>
        </table:table-row>
        <table:table-row table:style-name="ro6">
          <table:table-cell office:value-type="string" table:style-name="ce13">
            <text:p>4.<text:span text:style-name="T3">  <text:s/></text:span>Negative UI test cases should begin with “<text:span text:style-name="T1">Neg_UI</text:span>”.<text:s/></text:p>
          </table:table-cell>
          <table:table-cell table:number-columns-repeated="16383"/>
        </table:table-row>
        <table:table-row table:style-name="ro6">
          <table:table-cell table:style-name="ce14"/>
          <table:table-cell table:number-columns-repeated="16383"/>
        </table:table-row>
        <table:table-row table:style-name="ro6">
          <table:table-cell office:value-type="string" table:style-name="ce12">
            <text:p>Ø<text:span text:style-name="T3"><text:s/></text:span><text:span text:style-name="T1">Input length types:</text:span></text:p>
          </table:table-cell>
          <table:table-cell table:number-columns-repeated="16383"/>
        </table:table-row>
        <table:table-row table:style-name="ro6">
          <table:table-cell office:value-type="string" table:style-name="ce13">
            <text:p>1.<text:span text:style-name="T3">  <text:s/></text:span>S (≤ 30 characters)</text:p>
          </table:table-cell>
          <table:table-cell table:number-columns-repeated="16383"/>
        </table:table-row>
        <table:table-row table:style-name="ro6">
          <table:table-cell office:value-type="string" table:style-name="ce13">
            <text:p>2.<text:span text:style-name="T3">  <text:s/></text:span>M (31–299 characters)</text:p>
          </table:table-cell>
          <table:table-cell table:number-columns-repeated="16383"/>
        </table:table-row>
        <table:table-row table:style-name="ro6">
          <table:table-cell office:value-type="string" table:style-name="ce13">
            <text:p>3.<text:span text:style-name="T3">  <text:s/></text:span>L (≥ 300 characters)</text:p>
          </table:table-cell>
          <table:table-cell table:number-columns-repeated="16383"/>
        </table:table-row>
        <table:table-row table:number-rows-repeated="1048566" table:style-name="ro6">
          <table:table-cell table:number-columns-repeated="16384"/>
        </table:table-row>
      </table:table>
      <table:table table:name="Column_D_-_Scenarios_to_cover" table:style-name="ta2">
        <table:table-column table:style-name="co13" table:default-cell-style-name="ce1"/>
        <table:table-column table:style-name="co3" table:number-columns-repeated="16383" table:default-cell-style-name="ce1"/>
        <table:table-row table:style-name="ro7">
          <table:table-cell office:value-type="string" table:style-name="ce15">
            <text:p>1) Sentence structures</text:p>
          </table:table-cell>
          <table:table-cell table:number-columns-repeated="16383"/>
        </table:table-row>
        <table:table-row table:style-name="ro7">
          <table:table-cell office:value-type="string" table:style-name="ce14">
            <text:p>A) Simple sentences</text:p>
          </table:table-cell>
          <table:table-cell table:number-columns-repeated="16383"/>
        </table:table-row>
        <table:table-row table:style-name="ro7">
          <table:table-cell office:value-type="string" table:style-name="ce16">
            <text:p>·<text:span text:style-name="T3">       <text:s/></text:span><text:span text:style-name="T4">mama gedhara yanavaa.</text:span></text:p>
          </table:table-cell>
          <table:table-cell table:number-columns-repeated="16383"/>
        </table:table-row>
        <table:table-row table:style-name="ro7">
          <table:table-cell office:value-type="string" table:style-name="ce16">
            <text:p>·<text:span text:style-name="T3">       <text:s/></text:span><text:span text:style-name="T4">mata bath oonee.</text:span></text:p>
          </table:table-cell>
          <table:table-cell table:number-columns-repeated="16383"/>
        </table:table-row>
        <table:table-row table:style-name="ro7">
          <table:table-cell office:value-type="string" table:style-name="ce16">
            <text:p>·<text:span text:style-name="T3">       <text:s/></text:span><text:span text:style-name="T4">api paasal yanavaa.</text:span></text:p>
          </table:table-cell>
          <table:table-cell table:number-columns-repeated="16383"/>
        </table:table-row>
        <table:table-row table:style-name="ro7">
          <table:table-cell office:value-type="string" table:style-name="ce14">
            <text:p>B) Compound sentences (two ideas joined)</text:p>
          </table:table-cell>
          <table:table-cell table:number-columns-repeated="16383"/>
        </table:table-row>
        <table:table-row table:style-name="ro7">
          <table:table-cell office:value-type="string" table:style-name="ce16">
            <text:p>·<text:span text:style-name="T3">       <text:s/></text:span><text:span text:style-name="T4">mama gedhara yanavaa, haebaeyi vahina nisaa dhaenma yannee naee</text:span><text:span text:style-name="T5">.</text:span></text:p>
          </table:table-cell>
          <table:table-cell table:number-columns-repeated="16383"/>
        </table:table-row>
        <table:table-row table:style-name="ro7">
          <table:table-cell office:value-type="string" table:style-name="ce16">
            <text:p>·<text:span text:style-name="T3">       <text:s/></text:span><text:span text:style-name="T4">api kaeema kanna yanavaa saha passe chithrapatayakuth balanavaa.</text:span></text:p>
          </table:table-cell>
          <table:table-cell table:number-columns-repeated="16383"/>
        </table:table-row>
        <table:table-row table:style-name="ro7">
          <table:table-cell office:value-type="string" table:style-name="ce16">
            <text:p>·<text:span text:style-name="T3">       <text:s/></text:span><text:span text:style-name="T4">oyaa hari, ehenam api yamu.</text:span></text:p>
          </table:table-cell>
          <table:table-cell table:number-columns-repeated="16383"/>
        </table:table-row>
        <table:table-row table:style-name="ro7">
          <table:table-cell office:value-type="string" table:style-name="ce14">
            <text:p>C) Complex sentences (cause/effect, conditions)</text:p>
          </table:table-cell>
          <table:table-cell table:number-columns-repeated="16383"/>
        </table:table-row>
        <table:table-row table:style-name="ro7">
          <table:table-cell office:value-type="string" table:style-name="ce16">
            <text:p>·<text:span text:style-name="T3">       <text:s/></text:span><text:span text:style-name="T4">oya enavaanam mama balan innavaa.</text:span></text:p>
          </table:table-cell>
          <table:table-cell table:number-columns-repeated="16383"/>
        </table:table-row>
        <table:table-row table:style-name="ro7">
          <table:table-cell office:value-type="string" table:style-name="ce16">
            <text:p>·<text:span text:style-name="T3">       <text:s/></text:span><text:span text:style-name="T4">vaessa unath api yanna epaeyi.</text:span></text:p>
          </table:table-cell>
          <table:table-cell table:number-columns-repeated="16383"/>
        </table:table-row>
        <table:table-row table:style-name="ro7">
          <table:table-cell office:value-type="string" table:style-name="ce16">
            <text:p>·<text:span text:style-name="T3">       <text:s/></text:span><text:span text:style-name="T4">mama sunaQQgu vunee maarga thadhabadhaya nisa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2) Interrogative and imperative forms</text:p>
          </table:table-cell>
          <table:table-cell table:number-columns-repeated="16383"/>
        </table:table-row>
        <table:table-row table:style-name="ro7">
          <table:table-cell office:value-type="string" table:style-name="ce14">
            <text:p>A) Interrogative (questions) forms</text:p>
          </table:table-cell>
          <table:table-cell table:number-columns-repeated="16383"/>
        </table:table-row>
        <table:table-row table:style-name="ro7">
          <table:table-cell office:value-type="string" table:style-name="ce16">
            <text:p>·<text:span text:style-name="T3">       <text:s/></text:span><text:span text:style-name="T4">oyaata kohomadha?</text:span></text:p>
          </table:table-cell>
          <table:table-cell table:number-columns-repeated="16383"/>
        </table:table-row>
        <table:table-row table:style-name="ro7">
          <table:table-cell office:value-type="string" table:style-name="ce16">
            <text:p>·<text:span text:style-name="T3">       <text:s/></text:span><text:span text:style-name="T4">oyaa kavadhdha enna hithan inne?</text:span></text:p>
          </table:table-cell>
          <table:table-cell table:number-columns-repeated="16383"/>
        </table:table-row>
        <table:table-row table:style-name="ro7">
          <table:table-cell office:value-type="string" table:style-name="ce16">
            <text:p>·<text:span text:style-name="T3">       <text:s/></text:span><text:span text:style-name="T4">meeka hariyata vaeda karanavaadha?</text:span></text:p>
          </table:table-cell>
          <table:table-cell table:number-columns-repeated="16383"/>
        </table:table-row>
        <table:table-row table:style-name="ro7">
          <table:table-cell table:style-name="ce17"/>
          <table:table-cell table:number-columns-repeated="16383"/>
        </table:table-row>
        <table:table-row table:style-name="ro7">
          <table:table-cell office:value-type="string" table:style-name="ce14">
            <text:p>B) Imperative (commands) forms</text:p>
          </table:table-cell>
          <table:table-cell table:number-columns-repeated="16383"/>
        </table:table-row>
        <table:table-row table:style-name="ro7">
          <table:table-cell office:value-type="string" table:style-name="ce16">
            <text:p>·<text:span text:style-name="T3">       <text:s/></text:span><text:span text:style-name="T4">vahaama enna.</text:span></text:p>
          </table:table-cell>
          <table:table-cell table:number-columns-repeated="16383"/>
        </table:table-row>
        <table:table-row table:style-name="ro7">
          <table:table-cell office:value-type="string" table:style-name="ce16">
            <text:p>·<text:span text:style-name="T3">       <text:s/></text:span><text:span text:style-name="T4">issarahata yanna.</text:span></text:p>
          </table:table-cell>
          <table:table-cell table:number-columns-repeated="16383"/>
        </table:table-row>
        <table:table-row table:style-name="ro7">
          <table:table-cell office:value-type="string" table:style-name="ce16">
            <text:p>·<text:span text:style-name="T3">       <text:s/></text:span><text:span text:style-name="T4">mata kiyanna.</text:span></text:p>
          </table:table-cell>
          <table:table-cell table:number-columns-repeated="16383"/>
        </table:table-row>
        <table:table-row table:style-name="ro7">
          <table:table-cell office:value-type="string" table:style-name="ce16">
            <text:p>·<text:span text:style-name="T3">       <text:s/></text:span><text:span text:style-name="T4">eeka dhenn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3) Positive vs negative sentence forms</text:p>
          </table:table-cell>
          <table:table-cell table:number-columns-repeated="16383"/>
        </table:table-row>
        <table:table-row table:style-name="ro7">
          <table:table-cell office:value-type="string" table:style-name="ce14">
            <text:p>A) Positive forms</text:p>
          </table:table-cell>
          <table:table-cell table:number-columns-repeated="16383"/>
        </table:table-row>
        <table:table-row table:style-name="ro7">
          <table:table-cell office:value-type="string" table:style-name="ce16">
            <text:p>·<text:span text:style-name="T3">       <text:s/></text:span><text:span text:style-name="T4">mama ehema karanavaa.</text:span></text:p>
          </table:table-cell>
          <table:table-cell table:number-columns-repeated="16383"/>
        </table:table-row>
        <table:table-row table:style-name="ro7">
          <table:table-cell table:number-columns-repeated="16384"/>
        </table:table-row>
        <table:table-row table:style-name="ro7">
          <table:table-cell office:value-type="string" table:style-name="ce16">
            <text:p>·<text:span text:style-name="T3">       <text:s/></text:span><text:span text:style-name="T4">api heta enavaa.</text:span></text:p>
          </table:table-cell>
          <table:table-cell table:number-columns-repeated="16383"/>
        </table:table-row>
        <table:table-row table:style-name="ro7">
          <table:table-cell table:number-columns-repeated="16384"/>
        </table:table-row>
        <table:table-row table:style-name="ro7">
          <table:table-cell office:value-type="string" table:style-name="ce16">
            <text:p>·<text:span text:style-name="T3">       <text:s/></text:span><text:span text:style-name="T4">oyaa eeka hariyata kiyavalaa.<text:s/></text:span></text:p>
          </table:table-cell>
          <table:table-cell table:number-columns-repeated="16383"/>
        </table:table-row>
        <table:table-row table:style-name="ro7">
          <table:table-cell office:value-type="string" table:style-name="ce14">
            <text:p>B) Negative forms</text:p>
          </table:table-cell>
          <table:table-cell table:number-columns-repeated="16383"/>
        </table:table-row>
        <table:table-row table:style-name="ro7">
          <table:table-cell office:value-type="string" table:style-name="ce16">
            <text:p>·<text:span text:style-name="T3">       <text:s/></text:span><text:span text:style-name="T4">mama ehema karannee naehae.</text:span></text:p>
          </table:table-cell>
          <table:table-cell table:number-columns-repeated="16383"/>
        </table:table-row>
        <table:table-row table:style-name="ro7">
          <table:table-cell office:value-type="string" table:style-name="ce16">
            <text:p>·<text:span text:style-name="T3">       <text:s/></text:span><text:span text:style-name="T4">api heta ennee naehae.</text:span></text:p>
          </table:table-cell>
          <table:table-cell table:number-columns-repeated="16383"/>
        </table:table-row>
        <table:table-row table:style-name="ro7">
          <table:table-cell office:value-type="string" table:style-name="ce16">
            <text:p>·<text:span text:style-name="T3">       <text:s/></text:span><text:span text:style-name="T4">oyaa eeka hariyata kiyavalaa naeha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4) Common greetings, requests, and responses</text:p>
          </table:table-cell>
          <table:table-cell table:number-columns-repeated="16383"/>
        </table:table-row>
        <table:table-row table:style-name="ro7">
          <table:table-cell office:value-type="string" table:style-name="ce14">
            <text:p>A) Greetings</text:p>
          </table:table-cell>
          <table:table-cell table:number-columns-repeated="16383"/>
        </table:table-row>
        <table:table-row table:style-name="ro7">
          <table:table-cell office:value-type="string" table:style-name="ce16">
            <text:p>·<text:span text:style-name="T3">       <text:s/></text:span><text:span text:style-name="T4">aayuboovan!</text:span></text:p>
          </table:table-cell>
          <table:table-cell table:number-columns-repeated="16383"/>
        </table:table-row>
        <table:table-row table:style-name="ro7">
          <table:table-cell office:value-type="string" table:style-name="ce16">
            <text:p>·<text:span text:style-name="T3">       <text:s/></text:span><text:span text:style-name="T4">suba udhaeesanak!</text:span></text:p>
          </table:table-cell>
          <table:table-cell table:number-columns-repeated="16383"/>
        </table:table-row>
        <table:table-row table:style-name="ro7">
          <table:table-cell office:value-type="string" table:style-name="ce16">
            <text:p>·<text:span text:style-name="T3">       <text:s/></text:span><text:span text:style-name="T4">kohomadha oyaata?</text:span></text:p>
          </table:table-cell>
          <table:table-cell table:number-columns-repeated="16383"/>
        </table:table-row>
        <table:table-row table:style-name="ro7">
          <table:table-cell table:style-name="ce17"/>
          <table:table-cell table:number-columns-repeated="16383"/>
        </table:table-row>
        <table:table-row table:style-name="ro7">
          <table:table-cell office:value-type="string" table:style-name="ce14">
            <text:p>B) Requests</text:p>
          </table:table-cell>
          <table:table-cell table:number-columns-repeated="16383"/>
        </table:table-row>
        <table:table-row table:style-name="ro7">
          <table:table-cell office:value-type="string" table:style-name="ce16">
            <text:p>·<text:span text:style-name="T3">       <text:s/></text:span><text:span text:style-name="T4">mata udhavvak karanna puLuvandha?</text:span></text:p>
          </table:table-cell>
          <table:table-cell table:number-columns-repeated="16383"/>
        </table:table-row>
        <table:table-row table:style-name="ro7">
          <table:table-cell office:value-type="string" table:style-name="ce16">
            <text:p>·<text:span text:style-name="T3">       <text:s/></text:span><text:span text:style-name="T4">karuNaakaralaa eka poddak balanna.</text:span></text:p>
          </table:table-cell>
          <table:table-cell table:number-columns-repeated="16383"/>
        </table:table-row>
        <table:table-row table:style-name="ro7">
          <table:table-cell office:value-type="string" table:style-name="ce16">
            <text:p>·<text:span text:style-name="T3">       <text:s/></text:span><text:span text:style-name="T4">magee lipinaya eyaata yavanna.</text:span></text:p>
          </table:table-cell>
          <table:table-cell table:number-columns-repeated="16383"/>
        </table:table-row>
        <table:table-row table:style-name="ro7">
          <table:table-cell office:value-type="string" table:style-name="ce14">
            <text:p>C) Responses</text:p>
          </table:table-cell>
          <table:table-cell table:number-columns-repeated="16383"/>
        </table:table-row>
        <table:table-row table:style-name="ro7">
          <table:table-cell office:value-type="string" table:style-name="ce16">
            <text:p>·<text:span text:style-name="T3">       <text:s/></text:span><text:span text:style-name="T4">hari, mama karannam.</text:span></text:p>
          </table:table-cell>
          <table:table-cell table:number-columns-repeated="16383"/>
        </table:table-row>
        <table:table-row table:style-name="ro7">
          <table:table-cell office:value-type="string" table:style-name="ce16">
            <text:p>·<text:span text:style-name="T3">       <text:s/></text:span><text:span text:style-name="T4">ov, eeka hari.</text:span></text:p>
          </table:table-cell>
          <table:table-cell table:number-columns-repeated="16383"/>
        </table:table-row>
        <table:table-row table:style-name="ro7">
          <table:table-cell office:value-type="string" table:style-name="ce16">
            <text:p>·<text:span text:style-name="T3">       <text:s/></text:span><text:span text:style-name="T4">naee, mata eeka karanna puLuv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5) Polite vs informal phrasing</text:p>
          </table:table-cell>
          <table:table-cell table:number-columns-repeated="16383"/>
        </table:table-row>
        <table:table-row table:style-name="ro7">
          <table:table-cell office:value-type="string" table:style-name="ce14">
            <text:p>A) Polite phrasing</text:p>
          </table:table-cell>
          <table:table-cell table:number-columns-repeated="16383"/>
        </table:table-row>
        <table:table-row table:style-name="ro7">
          <table:table-cell office:value-type="string" table:style-name="ce16">
            <text:p>·<text:span text:style-name="T3">       <text:s/></text:span><text:span text:style-name="T4">karuNaakaralaa mata podi udhavvak karanna puLuvandha?</text:span></text:p>
          </table:table-cell>
          <table:table-cell table:number-columns-repeated="16383"/>
        </table:table-row>
        <table:table-row table:style-name="ro7">
          <table:table-cell office:value-type="string" table:style-name="ce16">
            <text:p>·<text:span text:style-name="T3">       <text:s/></text:span><text:span text:style-name="T4">samaavenna, eeka athvaeradhiimak.</text:span></text:p>
          </table:table-cell>
          <table:table-cell table:number-columns-repeated="16383"/>
        </table:table-row>
        <table:table-row table:style-name="ro7">
          <table:table-cell office:value-type="string" table:style-name="ce16">
            <text:p>·<text:span text:style-name="T3">       <text:s/></text:span><text:span text:style-name="T4">oyaata puLuvannam karuNaakara eyaava yavanna.</text:span></text:p>
          </table:table-cell>
          <table:table-cell table:number-columns-repeated="16383"/>
        </table:table-row>
        <table:table-row table:style-name="ro7">
          <table:table-cell office:value-type="string" table:style-name="ce14">
            <text:p>B) Informal phrasing</text:p>
          </table:table-cell>
          <table:table-cell table:number-columns-repeated="16383"/>
        </table:table-row>
        <table:table-row table:style-name="ro7">
          <table:table-cell office:value-type="string" table:style-name="ce16">
            <text:p>·<text:span text:style-name="T3">       <text:s/></text:span><text:span text:style-name="T4">eeyi, ooka dhiyan.</text:span></text:p>
          </table:table-cell>
          <table:table-cell table:number-columns-repeated="16383"/>
        </table:table-row>
        <table:table-row table:style-name="ro7">
          <table:table-cell office:value-type="string" table:style-name="ce16">
            <text:p>·<text:span text:style-name="T3">       <text:s/></text:span><text:span text:style-name="T4">oya enne.</text:span></text:p>
          </table:table-cell>
          <table:table-cell table:number-columns-repeated="16383"/>
        </table:table-row>
        <table:table-row table:style-name="ro7">
          <table:table-cell office:value-type="string" table:style-name="ce16">
            <text:p>·<text:span text:style-name="T3">       <text:s/></text:span><text:span text:style-name="T4">ehema karap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6) Frequently used day-to-day expressions</text:p>
          </table:table-cell>
          <table:table-cell table:number-columns-repeated="16383"/>
        </table:table-row>
        <table:table-row table:style-name="ro7">
          <table:table-cell office:value-type="string" table:style-name="ce16">
            <text:p>·<text:span text:style-name="T3">       <text:s/></text:span><text:span text:style-name="T4">mata nidhimathayi.</text:span></text:p>
          </table:table-cell>
          <table:table-cell table:number-columns-repeated="16383"/>
        </table:table-row>
        <table:table-row table:style-name="ro7">
          <table:table-cell office:value-type="string" table:style-name="ce16">
            <text:p>·<text:span text:style-name="T3">       <text:s/></text:span><text:span text:style-name="T4">mata baya hithenavaa.</text:span></text:p>
          </table:table-cell>
          <table:table-cell table:number-columns-repeated="16383"/>
        </table:table-row>
        <table:table-row table:style-name="ro7">
          <table:table-cell office:value-type="string" table:style-name="ce16">
            <text:p>·<text:span text:style-name="T3">       <text:s/></text:span><text:span text:style-name="T4">dhaen vahinavaa.</text:span></text:p>
          </table:table-cell>
          <table:table-cell table:number-columns-repeated="16383"/>
        </table:table-row>
        <table:table-row table:style-name="ro7">
          <table:table-cell office:value-type="string" table:style-name="ce16">
            <text:p>·<text:span text:style-name="T3">       <text:s/></text:span><text:span text:style-name="T4">mama gedhara innee.</text:span></text:p>
          </table:table-cell>
          <table:table-cell table:number-columns-repeated="16383"/>
        </table:table-row>
        <table:table-row table:style-name="ro7">
          <table:table-cell office:value-type="string" table:style-name="ce16">
            <text:p>·<text:span text:style-name="T3">       <text:s/></text:span><text:span text:style-name="T4">api passe kathaa karamu.</text:span></text:p>
          </table:table-cell>
          <table:table-cell table:number-columns-repeated="16383"/>
        </table:table-row>
        <table:table-row table:number-rows-repeated="2" table:style-name="ro7">
          <table:table-cell table:style-name="ce16"/>
          <table:table-cell table:number-columns-repeated="16383"/>
        </table:table-row>
        <table:table-row table:style-name="ro7">
          <table:table-cell office:value-type="string" table:style-name="ce15">
            <text:p>7) Multi-word expressions and frequent collocations</text:p>
          </table:table-cell>
          <table:table-cell table:number-columns-repeated="16383"/>
        </table:table-row>
        <table:table-row table:style-name="ro7">
          <table:table-cell office:value-type="string" table:style-name="ce16">
            <text:p>·<text:span text:style-name="T3">       <text:s/></text:span><text:span text:style-name="T4">mata oona<text:s/></text:span></text:p>
          </table:table-cell>
          <table:table-cell table:number-columns-repeated="16383"/>
        </table:table-row>
        <table:table-row table:style-name="ro7">
          <table:table-cell office:value-type="string" table:style-name="ce16">
            <text:p>·<text:span text:style-name="T3">       <text:s/></text:span><text:span text:style-name="T4">poddak inna</text:span></text:p>
          </table:table-cell>
          <table:table-cell table:number-columns-repeated="16383"/>
        </table:table-row>
        <table:table-row table:style-name="ro7">
          <table:table-cell office:value-type="string" table:style-name="ce16">
            <text:p>·<text:span text:style-name="T3">       <text:s/></text:span><text:span text:style-name="T4">hariyata vaeda</text:span></text:p>
          </table:table-cell>
          <table:table-cell table:number-columns-repeated="16383"/>
        </table:table-row>
        <table:table-row table:style-name="ro7">
          <table:table-cell office:value-type="string" table:style-name="ce16">
            <text:p>·<text:span text:style-name="T3">       <text:s/></text:span><text:span text:style-name="T4">gihin enna</text:span></text:p>
          </table:table-cell>
          <table:table-cell table:number-columns-repeated="16383"/>
        </table:table-row>
        <table:table-row table:style-name="ro7">
          <table:table-cell office:value-type="string" table:style-name="ce16">
            <text:p>·<text:span text:style-name="T3">       <text:s/></text:span><text:span text:style-name="T4">kaeema kanna</text:span></text:p>
          </table:table-cell>
          <table:table-cell table:number-columns-repeated="16383"/>
        </table:table-row>
        <table:table-row table:style-name="ro7">
          <table:table-cell office:value-type="string" table:style-name="ce16">
            <text:p>·<text:span text:style-name="T3">       <text:s/></text:span><text:span text:style-name="T4">baya nae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8) Joined vs segmented word variations (with/without spaces)</text:p>
          </table:table-cell>
          <table:table-cell table:number-columns-repeated="16383"/>
        </table:table-row>
        <table:table-row table:style-name="ro7">
          <table:table-cell office:value-type="string" table:style-name="ce14">
            <text:p>A) Proper spacing</text:p>
          </table:table-cell>
          <table:table-cell table:number-columns-repeated="16383"/>
        </table:table-row>
        <table:table-row table:style-name="ro7">
          <table:table-cell office:value-type="string" table:style-name="ce16">
            <text:p>·<text:span text:style-name="T3">       <text:s/></text:span><text:span text:style-name="T4">mama gedhara yanavaa.</text:span></text:p>
          </table:table-cell>
          <table:table-cell table:number-columns-repeated="16383"/>
        </table:table-row>
        <table:table-row table:style-name="ro7">
          <table:table-cell office:value-type="string" table:style-name="ce16">
            <text:p>·<text:span text:style-name="T3">       <text:s/></text:span><text:span text:style-name="T4">mata paan kanna oonee.</text:span></text:p>
          </table:table-cell>
          <table:table-cell table:number-columns-repeated="16383"/>
        </table:table-row>
        <table:table-row table:style-name="ro7">
          <table:table-cell office:value-type="string" table:style-name="ce16">
            <text:p>·<text:span text:style-name="T3">       <text:s/></text:span><text:span text:style-name="T4">heta api yanavaa.</text:span></text:p>
          </table:table-cell>
          <table:table-cell table:number-columns-repeated="16383"/>
        </table:table-row>
        <table:table-row table:style-name="ro7">
          <table:table-cell office:value-type="string" table:style-name="ce14">
            <text:p>B) Missing spaces / joined words (stress test)</text:p>
          </table:table-cell>
          <table:table-cell table:number-columns-repeated="16383"/>
        </table:table-row>
        <table:table-row table:style-name="ro7">
          <table:table-cell office:value-type="string" table:style-name="ce16">
            <text:p>·<text:span text:style-name="T3">       <text:s/></text:span><text:span text:style-name="T4">mamagedharayanavaa</text:span></text:p>
          </table:table-cell>
          <table:table-cell table:number-columns-repeated="16383"/>
        </table:table-row>
        <table:table-row table:style-name="ro7">
          <table:table-cell office:value-type="string" table:style-name="ce16">
            <text:p>·<text:span text:style-name="T3">       <text:s/></text:span><text:span text:style-name="T4">matapaankannaoonee</text:span></text:p>
          </table:table-cell>
          <table:table-cell table:number-columns-repeated="16383"/>
        </table:table-row>
        <table:table-row table:style-name="ro7">
          <table:table-cell office:value-type="string" table:style-name="ce16">
            <text:p>·<text:span text:style-name="T3">       <text:s/></text:span><text:span text:style-name="T4">hetaapiyanava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9) Repeated word expressions used for emphasis</text:p>
          </table:table-cell>
          <table:table-cell table:number-columns-repeated="16383"/>
        </table:table-row>
        <table:table-row table:style-name="ro7">
          <table:table-cell office:value-type="string" table:style-name="ce16">
            <text:p>·<text:span text:style-name="T3">       <text:s/></text:span><text:span text:style-name="T4">hari hari<text:s/></text:span></text:p>
          </table:table-cell>
          <table:table-cell table:number-columns-repeated="16383"/>
        </table:table-row>
        <table:table-row table:style-name="ro7">
          <table:table-cell office:value-type="string" table:style-name="ce16">
            <text:p>·<text:span text:style-name="T3">       <text:s/></text:span><text:span text:style-name="T4">eka eka</text:span></text:p>
          </table:table-cell>
          <table:table-cell table:number-columns-repeated="16383"/>
        </table:table-row>
        <table:table-row table:style-name="ro7">
          <table:table-cell office:value-type="string" table:style-name="ce16">
            <text:p>·<text:span text:style-name="T3">       <text:s/></text:span><text:span text:style-name="T4">tika tika</text:span></text:p>
          </table:table-cell>
          <table:table-cell table:number-columns-repeated="16383"/>
        </table:table-row>
        <table:table-row table:style-name="ro7">
          <table:table-cell office:value-type="string" table:style-name="ce16">
            <text:p>·<text:span text:style-name="T3">       <text:s/></text:span><text:span text:style-name="T4">chuttak chuttak</text:span></text:p>
          </table:table-cell>
          <table:table-cell table:number-columns-repeated="16383"/>
        </table:table-row>
        <table:table-row table:number-rows-repeated="2" table:style-name="ro7">
          <table:table-cell table:style-name="ce16"/>
          <table:table-cell table:number-columns-repeated="16383"/>
        </table:table-row>
        <table:table-row table:style-name="ro7">
          <table:table-cell office:value-type="string" table:style-name="ce15">
            <text:p>10) Tense variations (past / present / future)</text:p>
          </table:table-cell>
          <table:table-cell table:number-columns-repeated="16383"/>
        </table:table-row>
        <table:table-row table:style-name="ro7">
          <table:table-cell office:value-type="string" table:style-name="ce14">
            <text:p>A) Past</text:p>
          </table:table-cell>
          <table:table-cell table:number-columns-repeated="16383"/>
        </table:table-row>
        <table:table-row table:style-name="ro7">
          <table:table-cell office:value-type="string" table:style-name="ce16">
            <text:p>·<text:span text:style-name="T3">       <text:s/></text:span><text:span text:style-name="T4">mama iiyee gedhara giyaa.</text:span></text:p>
          </table:table-cell>
          <table:table-cell table:number-columns-repeated="16383"/>
        </table:table-row>
        <table:table-row table:style-name="ro7">
          <table:table-cell office:value-type="string" table:style-name="ce16">
            <text:p>·<text:span text:style-name="T3">       <text:s/></text:span><text:span text:style-name="T4">api naetum panthi giyaa.</text:span></text:p>
          </table:table-cell>
          <table:table-cell table:number-columns-repeated="16383"/>
        </table:table-row>
        <table:table-row table:style-name="ro7">
          <table:table-cell office:value-type="string" table:style-name="ce14">
            <text:p>B) Present</text:p>
          </table:table-cell>
          <table:table-cell table:number-columns-repeated="16383"/>
        </table:table-row>
        <table:table-row table:style-name="ro7">
          <table:table-cell office:value-type="string" table:style-name="ce16">
            <text:p>·<text:span text:style-name="T3">       <text:s/></text:span><text:span text:style-name="T4">mama dhaen vaeda karanavaa.</text:span></text:p>
          </table:table-cell>
          <table:table-cell table:number-columns-repeated="16383"/>
        </table:table-row>
        <table:table-row table:style-name="ro7">
          <table:table-cell office:value-type="string" table:style-name="ce16">
            <text:p>·<text:span text:style-name="T3">       <text:s/></text:span><text:span text:style-name="T4">api kaeema kanavaa.</text:span></text:p>
          </table:table-cell>
          <table:table-cell table:number-columns-repeated="16383"/>
        </table:table-row>
        <table:table-row table:style-name="ro7">
          <table:table-cell office:value-type="string" table:style-name="ce14">
            <text:p>C) Future</text:p>
          </table:table-cell>
          <table:table-cell table:number-columns-repeated="16383"/>
        </table:table-row>
        <table:table-row table:style-name="ro7">
          <table:table-cell office:value-type="string" table:style-name="ce16">
            <text:p>·<text:span text:style-name="T3">       <text:s/></text:span><text:span text:style-name="T4">mama heta enavaa.</text:span></text:p>
          </table:table-cell>
          <table:table-cell table:number-columns-repeated="16383"/>
        </table:table-row>
        <table:table-row table:style-name="ro7">
          <table:table-cell office:value-type="string" table:style-name="ce16">
            <text:p>·<text:span text:style-name="T3">       <text:s/></text:span><text:span text:style-name="T4">api iiLaGa sathiyee gedhara yamu.</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1) Negation patterns</text:p>
          </table:table-cell>
          <table:table-cell table:number-columns-repeated="16383"/>
        </table:table-row>
        <table:table-row table:style-name="ro7">
          <table:table-cell office:value-type="string" table:style-name="ce16">
            <text:p>·<text:span text:style-name="T3">       <text:s/></text:span><text:span text:style-name="T4">mama dhannee naee.</text:span></text:p>
          </table:table-cell>
          <table:table-cell table:number-columns-repeated="16383"/>
        </table:table-row>
        <table:table-row table:style-name="ro7">
          <table:table-cell office:value-type="string" table:style-name="ce16">
            <text:p>·<text:span text:style-name="T3">       <text:s/></text:span><text:span text:style-name="T4">mata eeka epaa.</text:span></text:p>
          </table:table-cell>
          <table:table-cell table:number-columns-repeated="16383"/>
        </table:table-row>
        <table:table-row table:style-name="ro7">
          <table:table-cell office:value-type="string" table:style-name="ce16">
            <text:p>·<text:span text:style-name="T3">       <text:s/></text:span><text:span text:style-name="T4">mata eeka karanna bae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2) Singular/plural usage and pronoun variations</text:p>
          </table:table-cell>
          <table:table-cell table:number-columns-repeated="16383"/>
        </table:table-row>
        <table:table-row table:style-name="ro7">
          <table:table-cell office:value-type="string" table:style-name="ce14">
            <text:p>A) Singular</text:p>
          </table:table-cell>
          <table:table-cell table:number-columns-repeated="16383"/>
        </table:table-row>
        <table:table-row table:style-name="ro7">
          <table:table-cell office:value-type="string" table:style-name="ce16">
            <text:p>·<text:span text:style-name="T3">       <text:s/></text:span><text:span text:style-name="T4">mama yanna hadhannee.<text:s/></text:span></text:p>
          </table:table-cell>
          <table:table-cell table:number-columns-repeated="16383"/>
        </table:table-row>
        <table:table-row table:style-name="ro7">
          <table:table-cell office:value-type="string" table:style-name="ce16">
            <text:p>·<text:span text:style-name="T3">       <text:s/></text:span><text:span text:style-name="T4">oyaa enavadha?<text:s/></text:span></text:p>
          </table:table-cell>
          <table:table-cell table:number-columns-repeated="16383"/>
        </table:table-row>
        <table:table-row table:style-name="ro7">
          <table:table-cell office:value-type="string" table:style-name="ce16">
            <text:p>·<text:span text:style-name="T3">       <text:s/></text:span><text:span text:style-name="T4">eyaa gedhara giyaa.<text:s/></text:span></text:p>
          </table:table-cell>
          <table:table-cell table:number-columns-repeated="16383"/>
        </table:table-row>
        <table:table-row table:style-name="ro7">
          <table:table-cell office:value-type="string" table:style-name="ce14">
            <text:p>B) Plural</text:p>
          </table:table-cell>
          <table:table-cell table:number-columns-repeated="16383"/>
        </table:table-row>
        <table:table-row table:style-name="ro7">
          <table:table-cell office:value-type="string" table:style-name="ce16">
            <text:p>·<text:span text:style-name="T3">       <text:s/></text:span><text:span text:style-name="T4">api yamu.<text:s/></text:span></text:p>
          </table:table-cell>
          <table:table-cell table:number-columns-repeated="16383"/>
        </table:table-row>
        <table:table-row table:style-name="ro7">
          <table:table-cell office:value-type="string" table:style-name="ce16">
            <text:p>·<text:span text:style-name="T3">       <text:s/></text:span><text:span text:style-name="T4">oyaalaa enavadha?<text:s/></text:span></text:p>
          </table:table-cell>
          <table:table-cell table:number-columns-repeated="16383"/>
        </table:table-row>
        <table:table-row table:style-name="ro7">
          <table:table-cell office:value-type="string" table:style-name="ce16">
            <text:p>·<text:span text:style-name="T3">       <text:s/></text:span><text:span text:style-name="T4">eyaalaa enavaa.<text:s/></text:span></text:p>
          </table:table-cell>
          <table:table-cell table:number-columns-repeated="16383"/>
        </table:table-row>
        <table:table-row table:style-name="ro7">
          <table:table-cell table:style-name="ce16"/>
          <table:table-cell table:number-columns-repeated="16383"/>
        </table:table-row>
        <table:table-row table:style-name="ro7">
          <table:table-cell table:style-name="ce14"/>
          <table:table-cell table:number-columns-repeated="16383"/>
        </table:table-row>
        <table:table-row table:style-name="ro7">
          <table:table-cell office:value-type="string" table:style-name="ce15">
            <text:p>13) Request forms with varying degrees of politeness</text:p>
          </table:table-cell>
          <table:table-cell table:number-columns-repeated="16383"/>
        </table:table-row>
        <table:table-row table:style-name="ro7">
          <table:table-cell office:value-type="string" table:style-name="ce16">
            <text:p>·<text:span text:style-name="T3">       <text:s/></text:span><text:span text:style-name="T4">karuNaakara eeka dhenavadha?<text:s/></text:span></text:p>
          </table:table-cell>
          <table:table-cell table:number-columns-repeated="16383"/>
        </table:table-row>
        <table:table-row table:style-name="ro7">
          <table:table-cell office:value-type="string" table:style-name="ce16">
            <text:p>·<text:span text:style-name="T3">       <text:s/></text:span><text:span text:style-name="T4">puLuvannam mata eeka evanna.</text:span></text:p>
          </table:table-cell>
          <table:table-cell table:number-columns-repeated="16383"/>
        </table:table-row>
        <table:table-row table:style-name="ro7">
          <table:table-cell office:value-type="string" table:style-name="ce16">
            <text:p>·<text:span text:style-name="T3">       <text:s/></text:span><text:span text:style-name="T4">eeka dhenna.<text:s/></text:span></text:p>
          </table:table-cell>
          <table:table-cell table:number-columns-repeated="16383"/>
        </table:table-row>
        <table:table-row table:style-name="ro7">
          <table:table-cell office:value-type="string" table:style-name="ce16">
            <text:p>·<text:span text:style-name="T3">       <text:s/></text:span><text:span text:style-name="T4">anee eeka dhiy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4) English technical/brand terms embedded in Singlish<text:s/></text:p>
          </table:table-cell>
          <table:table-cell table:number-columns-repeated="16383"/>
        </table:table-row>
        <table:table-row table:style-name="ro7">
          <table:table-cell office:value-type="string" table:style-name="ce16">
            <text:p>·<text:span text:style-name="T3">       <text:s/></text:span><text:span text:style-name="T4">Zoom</text:span></text:p>
          </table:table-cell>
          <table:table-cell table:number-columns-repeated="16383"/>
        </table:table-row>
        <table:table-row table:style-name="ro7">
          <table:table-cell office:value-type="string" table:style-name="ce16">
            <text:p>·<text:span text:style-name="T3">       <text:s/></text:span><text:span text:style-name="T4">WiFi</text:span></text:p>
          </table:table-cell>
          <table:table-cell table:number-columns-repeated="16383"/>
        </table:table-row>
        <table:table-row table:style-name="ro7">
          <table:table-cell office:value-type="string" table:style-name="ce16">
            <text:p>·<text:span text:style-name="T3">       <text:s/></text:span><text:span text:style-name="T4">Email</text:span></text:p>
          </table:table-cell>
          <table:table-cell table:number-columns-repeated="16383"/>
        </table:table-row>
        <table:table-row table:style-name="ro7">
          <table:table-cell office:value-type="string" table:style-name="ce16">
            <text:p>·<text:span text:style-name="T3">       <text:s/></text:span><text:span text:style-name="T4">WhatsApp</text:span></text:p>
          </table:table-cell>
          <table:table-cell table:number-columns-repeated="16383"/>
        </table:table-row>
        <table:table-row table:style-name="ro7">
          <table:table-cell office:value-type="string" table:style-name="ce16">
            <text:p>·<text:span text:style-name="T3">       <text:s/></text:span><text:span text:style-name="T4">LinkedIn</text:span></text:p>
          </table:table-cell>
          <table:table-cell table:number-columns-repeated="16383"/>
        </table:table-row>
        <table:table-row table:style-name="ro7">
          <table:table-cell office:value-type="string" table:style-name="ce16">
            <text:p>·<text:span text:style-name="T3">       <text:s/></text:span><text:span text:style-name="T4">TikTok</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5) Sentences containing places and common English words that should remain as they are</text:p>
          </table:table-cell>
          <table:table-cell table:number-columns-repeated="16383"/>
        </table:table-row>
        <table:table-row table:style-name="ro7">
          <table:table-cell office:value-type="string" table:style-name="ce16">
            <text:p>·<text:span text:style-name="T3">       <text:s/></text:span><text:span text:style-name="T4">Lamayi<text:s/></text:span><text:span text:style-name="T1">school</text:span><text:span text:style-name="T4"><text:s/>yannee vaeen ekee.</text:span></text:p>
          </table:table-cell>
          <table:table-cell table:number-columns-repeated="16383"/>
        </table:table-row>
        <table:table-row table:style-name="ro7">
          <table:table-cell office:value-type="string" table:style-name="ce16">
            <text:p>·<text:span text:style-name="T3">       <text:s/></text:span><text:span text:style-name="T4">nimaali<text:s/></text:span><text:span text:style-name="T1">office</text:span><text:span text:style-name="T4"><text:s/>enna late vennee<text:s/></text:span><text:span text:style-name="T1">traffic</text:span><text:span text:style-name="T4"><text:s/>nisaa.</text:span></text:p>
          </table:table-cell>
          <table:table-cell table:number-columns-repeated="16383"/>
        </table:table-row>
        <table:table-row table:style-name="ro7">
          <table:table-cell office:value-type="string" table:style-name="ce16">
            <text:p>·<text:span text:style-name="T3">       <text:s/></text:span><text:span text:style-name="T4">siiyaa<text:s/></text:span><text:span text:style-name="T1">Colombo</text:span><text:span text:style-name="T4"><text:s/>yanna hadhannee.</text:span></text:p>
          </table:table-cell>
          <table:table-cell table:number-columns-repeated="16383"/>
        </table:table-row>
        <table:table-row table:style-name="ro7">
          <table:table-cell office:value-type="string" table:style-name="ce16">
            <text:p>·<text:span text:style-name="T3">       <text:s/></text:span><text:span text:style-name="T4">api<text:s/></text:span><text:span text:style-name="T1">trip</text:span><text:span text:style-name="T4"><text:s/>eka<text:s/></text:span><text:span text:style-name="T1">Kandy</text:span><text:span text:style-name="T4"><text:s/>valata yamudha.</text:span></text:p>
          </table:table-cell>
          <table:table-cell table:number-columns-repeated="16383"/>
        </table:table-row>
        <table:table-row table:style-name="ro7">
          <table:table-cell office:value-type="string" table:style-name="ce16">
            <text:p>·<text:span text:style-name="T3">       <text:s/></text:span><text:span text:style-name="T1">Zoom</text:span><text:span text:style-name="T4"><text:s/></text:span><text:span text:style-name="T1">meeting</text:span><text:span text:style-name="T4"><text:s/>ekak thiyennee.</text:span></text:p>
          </table:table-cell>
          <table:table-cell table:number-columns-repeated="16383"/>
        </table:table-row>
        <table:table-row table:style-name="ro7">
          <table:table-cell office:value-type="string" table:style-name="ce16">
            <text:p>·<text:span text:style-name="T3">       <text:s/></text:span><text:span text:style-name="T1">Documents</text:span><text:span text:style-name="T4"><text:s/>tika<text:s/></text:span><text:span text:style-name="T1">attach</text:span><text:span text:style-name="T4"><text:s/>karalaa mata<text:s/></text:span><text:span text:style-name="T1">email</text:span><text:span text:style-name="T4"><text:s/>ekak evanna.</text:span></text:p>
          </table:table-cell>
          <table:table-cell table:number-columns-repeated="16383"/>
        </table:table-row>
        <table:table-row table:style-name="ro7">
          <table:table-cell office:value-type="string" table:style-name="ce16">
            <text:p>·<text:span text:style-name="T3">       <text:s/></text:span><text:span text:style-name="T1">Teams</text:span><text:span text:style-name="T4"><text:s/></text:span><text:span text:style-name="T1">meeting</text:span><text:span text:style-name="T4"><text:s/>ekee<text:s/></text:span><text:span text:style-name="T1">link</text:span><text:span text:style-name="T4"><text:s/>eka<text:s/></text:span><text:span text:style-name="T1">WhatsApp</text:span><text:span text:style-name="T4"><text:s/>karanna puLuvandha.</text:span></text:p>
          </table:table-cell>
          <table:table-cell table:number-columns-repeated="16383"/>
        </table:table-row>
        <table:table-row table:number-rows-repeated="2" table:style-name="ro7">
          <table:table-cell table:style-name="ce14"/>
          <table:table-cell table:number-columns-repeated="16383"/>
        </table:table-row>
        <table:table-row table:style-name="ro7">
          <table:table-cell office:value-type="string" table:style-name="ce15">
            <text:p>16) English abbreviations and short forms</text:p>
          </table:table-cell>
          <table:table-cell table:number-columns-repeated="16383"/>
        </table:table-row>
        <table:table-row table:style-name="ro7">
          <table:table-cell office:value-type="string" table:style-name="ce16">
            <text:p>·<text:span text:style-name="T3">       <text:s/></text:span><text:span text:style-name="T4">ID,<text:s/></text:span><text:span text:style-name="T5">NIC</text:span></text:p>
          </table:table-cell>
          <table:table-cell table:number-columns-repeated="16383"/>
        </table:table-row>
        <table:table-row table:style-name="ro7">
          <table:table-cell office:value-type="string" table:style-name="ce16">
            <text:p>·<text:span text:style-name="T3">       <text:s/></text:span><text:span text:style-name="T4">SMS, MMS</text:span></text:p>
          </table:table-cell>
          <table:table-cell table:number-columns-repeated="16383"/>
        </table:table-row>
        <table:table-row table:style-name="ro7">
          <table:table-cell office:value-type="string" table:style-name="ce16">
            <text:p>·<text:span text:style-name="T3">       <text:s/></text:span><text:span text:style-name="T4">App, URL</text:span></text:p>
          </table:table-cell>
          <table:table-cell table:number-columns-repeated="16383"/>
        </table:table-row>
        <table:table-row table:style-name="ro7">
          <table:table-cell office:value-type="string" table:style-name="ce16">
            <text:p>·<text:span text:style-name="T3">       <text:s/></text:span><text:span text:style-name="T4">PIN, OTP, QR, QR Code</text:span></text:p>
          </table:table-cell>
          <table:table-cell table:number-columns-repeated="16383"/>
        </table:table-row>
        <table:table-row table:style-name="ro7">
          <table:table-cell office:value-type="string" table:style-name="ce16">
            <text:p>·<text:span text:style-name="T3">       <text:s/></text:span><text:span text:style-name="T4">ATM, POS, CVV, CVC, IBAN, SWIFT</text:span></text:p>
          </table:table-cell>
          <table:table-cell table:number-columns-repeated="16383"/>
        </table:table-row>
        <table:table-row table:style-name="ro7">
          <table:table-cell office:value-type="string" table:style-name="ce16">
            <text:p>·<text:span text:style-name="T3">       <text:s/></text:span><text:span text:style-name="T4">ASAP, FYI, VIP, TBA, TBC, ETA</text:span></text:p>
          </table:table-cell>
          <table:table-cell table:number-columns-repeated="16383"/>
        </table:table-row>
        <table:table-row table:style-name="ro7">
          <table:table-cell office:value-type="string" table:style-name="ce16">
            <text:p>·<text:span text:style-name="T3">       <text:s/></text:span><text:span text:style-name="T4">CPU, GPU, OS, MP3, MP4, HD, USB, RAM, ROM, PC</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7) Inputs containing punctuation marks</text:p>
          </table:table-cell>
          <table:table-cell table:number-columns-repeated="16383"/>
        </table:table-row>
        <table:table-row table:style-name="ro7">
          <table:table-cell office:value-type="string" table:style-name="ce16">
            <text:p>·<text:span text:style-name="T3">       <text:s/></text:span><text:span text:style-name="T4">!</text:span></text:p>
          </table:table-cell>
          <table:table-cell table:number-columns-repeated="16383"/>
        </table:table-row>
        <table:table-row table:style-name="ro7">
          <table:table-cell office:value-type="string" table:style-name="ce16">
            <text:p>·<text:span text:style-name="T3">       <text:s/></text:span><text:span text:style-name="T4">?</text:span></text:p>
          </table:table-cell>
          <table:table-cell table:number-columns-repeated="16383"/>
        </table:table-row>
        <table:table-row table:style-name="ro7">
          <table:table-cell office:value-type="string" table:style-name="ce16">
            <text:p>·<text:span text:style-name="T3">       <text:s/></text:span><text:span text:style-name="T4">( )</text:span></text:p>
          </table:table-cell>
          <table:table-cell table:number-columns-repeated="16383"/>
        </table:table-row>
        <table:table-row table:style-name="ro7">
          <table:table-cell office:value-type="string" table:style-name="ce16">
            <text:p>·<text:span text:style-name="T3">       <text:s/></text:span><text:span text:style-name="T4">“</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8) Currency, time formats, dates, and units of measurement</text:p>
          </table:table-cell>
          <table:table-cell table:number-columns-repeated="16383"/>
        </table:table-row>
        <table:table-row table:style-name="ro7">
          <table:table-cell office:value-type="string" table:style-name="ce14">
            <text:p>A) Currency</text:p>
          </table:table-cell>
          <table:table-cell table:number-columns-repeated="16383"/>
        </table:table-row>
        <table:table-row table:style-name="ro7">
          <table:table-cell office:value-type="string" table:style-name="ce16">
            <text:p>·<text:span text:style-name="T3">       <text:s/></text:span><text:span text:style-name="T4">Rs. 5343</text:span></text:p>
          </table:table-cell>
          <table:table-cell table:number-columns-repeated="16383"/>
        </table:table-row>
        <table:table-row table:style-name="ro7">
          <table:table-cell office:value-type="string" table:style-name="ce16">
            <text:p>·<text:span text:style-name="T3">       <text:s/></text:span><text:span text:style-name="T4">USD 1500</text:span></text:p>
          </table:table-cell>
          <table:table-cell table:number-columns-repeated="16383"/>
        </table:table-row>
        <table:table-row table:style-name="ro7">
          <table:table-cell office:value-type="string" table:style-name="ce14">
            <text:p>B) Time formats</text:p>
          </table:table-cell>
          <table:table-cell table:number-columns-repeated="16383"/>
        </table:table-row>
        <table:table-row table:style-name="ro7">
          <table:table-cell office:value-type="string" table:style-name="ce18">
            <text:p>·<text:span text:style-name="T3">       <text:s/></text:span><text:span text:style-name="T4">7.30 AM</text:span></text:p>
          </table:table-cell>
          <table:table-cell table:number-columns-repeated="16383"/>
        </table:table-row>
        <table:table-row table:style-name="ro7">
          <table:table-cell office:value-type="string" table:style-name="ce18">
            <text:p>·<text:span text:style-name="T3">       <text:s/></text:span><text:span text:style-name="T4">12.00 noon</text:span></text:p>
          </table:table-cell>
          <table:table-cell table:number-columns-repeated="16383"/>
        </table:table-row>
        <table:table-row table:style-name="ro7">
          <table:table-cell office:value-type="string" table:style-name="ce14">
            <text:p>C) Dates</text:p>
          </table:table-cell>
          <table:table-cell table:number-columns-repeated="16383"/>
        </table:table-row>
        <table:table-row table:style-name="ro7">
          <table:table-cell office:value-type="string" table:style-name="ce18">
            <text:p>·<text:span text:style-name="T3">       <text:s/></text:span><text:span text:style-name="T4">dhesaembar 25</text:span></text:p>
          </table:table-cell>
          <table:table-cell table:number-columns-repeated="16383"/>
        </table:table-row>
        <table:table-row table:style-name="ro7">
          <table:table-cell office:value-type="string" table:style-name="ce18">
            <text:p>·<text:span text:style-name="T3">       <text:s/></text:span><text:span text:style-name="T4">25/12/2025</text:span></text:p>
          </table:table-cell>
          <table:table-cell table:number-columns-repeated="16383"/>
        </table:table-row>
        <table:table-row table:style-name="ro7">
          <table:table-cell office:value-type="string" table:style-name="ce18">
            <text:p>·<text:span text:style-name="T3">       <text:s/></text:span><text:span text:style-name="T4">2026-05-21</text:span></text:p>
          </table:table-cell>
          <table:table-cell table:number-columns-repeated="16383"/>
        </table:table-row>
        <table:table-row table:style-name="ro7">
          <table:table-cell office:value-type="string" table:style-name="ce14">
            <text:p>D) Units of measurements</text:p>
          </table:table-cell>
          <table:table-cell table:number-columns-repeated="16383"/>
        </table:table-row>
        <table:table-row table:style-name="ro7">
          <table:table-cell office:value-type="string" table:style-name="ce18">
            <text:p>·<text:span text:style-name="T3">       <text:s/></text:span><text:span text:style-name="T4">kg</text:span></text:p>
          </table:table-cell>
          <table:table-cell table:number-columns-repeated="16383"/>
        </table:table-row>
        <table:table-row table:style-name="ro7">
          <table:table-cell office:value-type="string" table:style-name="ce18">
            <text:p>·<text:span text:style-name="T3">       <text:s/></text:span><text:span text:style-name="T4">ml</text:span></text:p>
          </table:table-cell>
          <table:table-cell table:number-columns-repeated="16383"/>
        </table:table-row>
        <table:table-row table:style-name="ro7">
          <table:table-cell office:value-type="string" table:style-name="ce18">
            <text:p>·<text:span text:style-name="T3">       <text:s/></text:span><text:span text:style-name="T4">cm</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9) Multiple spaces, line breaks, and paragraph inputs</text:p>
          </table:table-cell>
          <table:table-cell table:number-columns-repeated="16383"/>
        </table:table-row>
        <table:table-row table:style-name="ro7">
          <table:table-cell office:value-type="string" table:style-name="ce14">
            <text:p>A) Multiple spaces</text:p>
          </table:table-cell>
          <table:table-cell table:number-columns-repeated="16383"/>
        </table:table-row>
        <table:table-row table:style-name="ro7">
          <table:table-cell office:value-type="string" table:style-name="ce16">
            <text:p>·<text:span text:style-name="T3">       <text:s/></text:span><text:span text:style-name="T4">mama gedhara <text:s text:c="2"/>yanavaa.</text:span></text:p>
          </table:table-cell>
          <table:table-cell table:number-columns-repeated="16383"/>
        </table:table-row>
        <table:table-row table:style-name="ro7">
          <table:table-cell office:value-type="string" table:style-name="ce16">
            <text:p>·<text:span text:style-name="T3">       <text:s/></text:span><text:span text:style-name="T4">mata <text:s text:c="2"/>raeeta kanna bath <text:s text:c="2"/>oonee.</text:span></text:p>
          </table:table-cell>
          <table:table-cell table:number-columns-repeated="16383"/>
        </table:table-row>
        <table:table-row table:style-name="ro7">
          <table:table-cell table:style-name="ce17"/>
          <table:table-cell table:number-columns-repeated="16383"/>
        </table:table-row>
        <table:table-row table:style-name="ro7">
          <table:table-cell office:value-type="string" table:style-name="ce14">
            <text:p>B) Line breaks (multi-line input)</text:p>
          </table:table-cell>
          <table:table-cell table:number-columns-repeated="16383"/>
        </table:table-row>
        <table:table-row table:style-name="ro7">
          <table:table-cell office:value-type="string" table:style-name="ce18">
            <text:p>·<text:span text:style-name="T3">       <text:s/></text:span><text:span text:style-name="T4">mama gedhara yanavaa.</text:span></text:p>
          </table:table-cell>
          <table:table-cell table:number-columns-repeated="16383"/>
        </table:table-row>
        <table:table-row table:style-name="ro7">
          <table:table-cell office:value-type="string" table:style-name="ce17">
            <text:p>oyaa enavadha maath ekka yanna?</text:p>
          </table:table-cell>
          <table:table-cell table:number-columns-repeated="16383"/>
        </table:table-row>
        <table:table-row table:style-name="ro7">
          <table:table-cell office:value-type="string" table:style-name="ce19">
            <text:p>·<text:span text:style-name="T3">       <text:s/></text:span><text:span text:style-name="T4">api passee<text:s/></text:span></text:p>
          </table:table-cell>
          <table:table-cell table:number-columns-repeated="16383"/>
        </table:table-row>
        <table:table-row table:style-name="ro7">
          <table:table-cell office:value-type="string" table:style-name="ce17">
            <text:p>kathaa karamu.</text:p>
          </table:table-cell>
          <table:table-cell table:number-columns-repeated="16383"/>
        </table:table-row>
        <table:table-row table:style-name="ro7">
          <table:table-cell office:value-type="string" table:style-name="ce14">
            <text:p>C) Paragraph-style input (medium/long)</text:p>
          </table:table-cell>
          <table:table-cell table:number-columns-repeated="16383"/>
        </table:table-row>
        <table:table-row table:style-name="ro8">
          <table:table-cell office:value-type="string" table:style-name="ce20">
            <text:p>·<text:span text:style-name="T3">       <text:s/></text:span><text:span text:style-name="T4">dhitvaa suLi kuNaatuva samaGa aethi vuu gQQvathura saha naayayaeem heethuven maarga sQQvarDhana aDhikaariya sathu maarga kotas 430k vinaashayata pathva aethi athara, ehi samastha dhiga pramaaNaya kiloomiitar 300k pamaNa vana bava pravaahana,mahaamaarga saha naagarika sQQvarDhana amaathYA bimal rathnaayaka saDHahan kaLeey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20) Slang and colloquial phrasing</text:p>
          </table:table-cell>
          <table:table-cell table:number-columns-repeated="16383"/>
        </table:table-row>
        <table:table-row table:style-name="ro7">
          <table:table-cell office:value-type="string" table:style-name="ce16">
            <text:p>·<text:span text:style-name="T3">       <text:s/></text:span><text:span text:style-name="T4">ela machan! supiri!!<text:s/></text:span></text:p>
          </table:table-cell>
          <table:table-cell table:number-columns-repeated="16383"/>
        </table:table-row>
        <table:table-row table:style-name="ro7">
          <table:table-cell office:value-type="string" table:style-name="ce16">
            <text:p>·<text:span text:style-name="T3">       <text:s/></text:span><text:span text:style-name="T4">adoo vaedak baaragaththaanam eeka hariyata karapanko bQQ.<text:s/></text:span></text:p>
          </table:table-cell>
          <table:table-cell table:number-columns-repeated="16383"/>
        </table:table-row>
        <table:table-row table:style-name="ro7">
          <table:table-cell office:value-type="string" table:style-name="ce16">
            <text:p>·<text:span text:style-name="T3">       <text:s/></text:span><text:span text:style-name="T4">appatasiri, mata beheth bonna amathaka vunaa kiyahankoo.</text:span></text:p>
          </table:table-cell>
          <table:table-cell table:number-columns-repeated="16383"/>
        </table:table-row>
        <table:table-row table:style-name="ro7">
          <table:table-cell office:value-type="string" table:style-name="ce16">
            <text:p>·<text:span text:style-name="T3">       <text:s/></text:span><text:span text:style-name="T4">siraavata, ela kiri machan.<text:s/></text:span></text:p>
          </table:table-cell>
          <table:table-cell table:number-columns-repeated="16383"/>
        </table:table-row>
        <table:table-row table:style-name="ro7">
          <table:table-cell office:value-type="string" table:style-name="ce16">
            <text:p>·<text:span text:style-name="T3">       <text:s/></text:span><text:span text:style-name="T4">eka poddak amaaruyi vagee</text:span></text:p>
          </table:table-cell>
          <table:table-cell table:number-columns-repeated="16383"/>
        </table:table-row>
        <table:table-row table:style-name="ro7">
          <table:table-cell office:value-type="string" table:style-name="ce16">
            <text:p>·<text:span text:style-name="T3">       <text:s/></text:span><text:span text:style-name="T4">dhaen ithin monavadha karanne?<text:s/></text:span></text:p>
          </table:table-cell>
          <table:table-cell table:number-columns-repeated="16383"/>
        </table:table-row>
        <table:table-row table:number-rows-repeated="1048363" table:style-name="ro7">
          <table:table-cell table:number-columns-repeated="16384"/>
        </table:table-row>
      </table:table>
      <table:table table:name="How_to_fill_the_column_I" table:style-name="ta2">
        <table:table-column table:style-name="co14" table:default-cell-style-name="ce1"/>
        <table:table-column table:style-name="co3" table:number-columns-repeated="16383" table:default-cell-style-name="ce1"/>
        <table:table-row table:style-name="ro9">
          <table:table-cell office:value-type="string" table:style-name="ce12">
            <text:p>Ø<text:span text:style-name="T3"><text:s/></text:span><text:span text:style-name="T1">The following order should be used when filling the “</text:span><text:span text:style-name="T6">What is covered by the test</text:span><text:span text:style-name="T1">” column:</text:span></text:p>
          </table:table-cell>
          <table:table-cell table:number-columns-repeated="16383"/>
        </table:table-row>
        <table:table-row table:style-name="ro7">
          <table:table-cell office:value-type="string" table:style-name="ce13">
            <text:p>1.<text:span text:style-name="T3">  <text:s/></text:span>Input Type / Domain</text:p>
          </table:table-cell>
          <table:table-cell table:number-columns-repeated="16383"/>
        </table:table-row>
        <table:table-row table:style-name="ro7">
          <table:table-cell office:value-type="string" table:style-name="ce13">
            <text:p>2.<text:span text:style-name="T3">  <text:s/></text:span>Sentence / Grammar Focus</text:p>
          </table:table-cell>
          <table:table-cell table:number-columns-repeated="16383"/>
        </table:table-row>
        <table:table-row table:style-name="ro7">
          <table:table-cell office:value-type="string" table:style-name="ce13">
            <text:p>3.<text:span text:style-name="T3">  <text:s/></text:span>Input Length Type</text:p>
          </table:table-cell>
          <table:table-cell table:number-columns-repeated="16383"/>
        </table:table-row>
        <table:table-row table:style-name="ro7">
          <table:table-cell office:value-type="string" table:style-name="ce13">
            <text:p>4.<text:span text:style-name="T3">  <text:s/></text:span>Quality Focus</text:p>
          </table:table-cell>
          <table:table-cell table:number-columns-repeated="16383"/>
        </table:table-row>
        <table:table-row table:style-name="ro7">
          <table:table-cell table:style-name="ce21"/>
          <table:table-cell table:number-columns-repeated="16383"/>
        </table:table-row>
        <table:table-row table:style-name="ro7">
          <table:table-cell office:value-type="string" table:style-name="ce22">
            <text:p>o<text:span text:style-name="T3"><text:s/></text:span><text:span text:style-name="T7">Allowed values to be included under the above four bullet points in the “</text:span><text:span text:style-name="T8">What is covered by the test</text:span><text:span text:style-name="T7">” column:</text:span></text:p>
          </table:table-cell>
          <table:table-cell table:number-columns-repeated="16383"/>
        </table:table-row>
        <table:table-row table:style-name="ro7">
          <table:table-cell office:value-type="string" table:style-name="ce23">
            <text:p>1) Input Type / Domain (choose ONE)</text:p>
          </table:table-cell>
          <table:table-cell table:number-columns-repeated="16383"/>
        </table:table-row>
        <table:table-row table:style-name="ro7">
          <table:table-cell office:value-type="string" table:style-name="ce24">
            <text:p>·<text:span text:style-name="T3">       <text:s/></text:span><text:span text:style-name="T5">Daily language usage</text:span></text:p>
          </table:table-cell>
          <table:table-cell table:number-columns-repeated="16383"/>
        </table:table-row>
        <table:table-row table:style-name="ro7">
          <table:table-cell office:value-type="string" table:style-name="ce24">
            <text:p>·<text:span text:style-name="T3">       <text:s/></text:span><text:span text:style-name="T5">Greeting / request / response</text:span></text:p>
          </table:table-cell>
          <table:table-cell table:number-columns-repeated="16383"/>
        </table:table-row>
        <table:table-row table:style-name="ro7">
          <table:table-cell office:value-type="string" table:style-name="ce24">
            <text:p>·<text:span text:style-name="T3">       <text:s/></text:span><text:span text:style-name="T5">Word combination / phrase pattern</text:span></text:p>
          </table:table-cell>
          <table:table-cell table:number-columns-repeated="16383"/>
        </table:table-row>
        <table:table-row table:style-name="ro7">
          <table:table-cell office:value-type="string" table:style-name="ce24">
            <text:p>·<text:span text:style-name="T3">       <text:s/></text:span><text:span text:style-name="T5">Mixed Singlish + English</text:span></text:p>
          </table:table-cell>
          <table:table-cell table:number-columns-repeated="16383"/>
        </table:table-row>
        <table:table-row table:style-name="ro7">
          <table:table-cell office:value-type="string" table:style-name="ce24">
            <text:p>·<text:span text:style-name="T3">       <text:s/></text:span><text:span text:style-name="T5">Slang / informal language</text:span></text:p>
          </table:table-cell>
          <table:table-cell table:number-columns-repeated="16383"/>
        </table:table-row>
        <table:table-row table:style-name="ro7">
          <table:table-cell office:value-type="string" table:style-name="ce24">
            <text:p>·<text:span text:style-name="T3">       <text:s/></text:span><text:span text:style-name="T5">Typographical error handling</text:span></text:p>
          </table:table-cell>
          <table:table-cell table:number-columns-repeated="16383"/>
        </table:table-row>
        <table:table-row table:style-name="ro7">
          <table:table-cell office:value-type="string" table:style-name="ce24">
            <text:p>·<text:span text:style-name="T3">       <text:s/></text:span><text:span text:style-name="T5">Names / places / common English words</text:span></text:p>
          </table:table-cell>
          <table:table-cell table:number-columns-repeated="16383"/>
        </table:table-row>
        <table:table-row table:style-name="ro7">
          <table:table-cell office:value-type="string" table:style-name="ce24">
            <text:p>·<text:span text:style-name="T3">       <text:s/></text:span><text:span text:style-name="T5">Punctuation / numbers</text:span></text:p>
          </table:table-cell>
          <table:table-cell table:number-columns-repeated="16383"/>
        </table:table-row>
        <table:table-row table:style-name="ro7">
          <table:table-cell office:value-type="string" table:style-name="ce24">
            <text:p>·<text:span text:style-name="T3">       <text:s/></text:span><text:span text:style-name="T5">Formatting (spaces / line breaks / paragraph)</text:span></text:p>
          </table:table-cell>
          <table:table-cell table:number-columns-repeated="16383"/>
        </table:table-row>
        <table:table-row table:style-name="ro7">
          <table:table-cell office:value-type="string" table:style-name="ce24">
            <text:p>·<text:span text:style-name="T3">       <text:s/></text:span><text:span text:style-name="T5">Empty/cleared input handling</text:span></text:p>
          </table:table-cell>
          <table:table-cell table:number-columns-repeated="16383"/>
        </table:table-row>
        <table:table-row table:style-name="ro7">
          <table:table-cell office:value-type="string" table:style-name="ce23">
            <text:p>2) Sentence / Grammar Focus (choose ONE)</text:p>
          </table:table-cell>
          <table:table-cell table:number-columns-repeated="16383"/>
        </table:table-row>
        <table:table-row table:style-name="ro7">
          <table:table-cell office:value-type="string" table:style-name="ce24">
            <text:p>·<text:span text:style-name="T3">       <text:s/></text:span><text:span text:style-name="T5">Simple sentence</text:span></text:p>
          </table:table-cell>
          <table:table-cell table:number-columns-repeated="16383"/>
        </table:table-row>
        <table:table-row table:style-name="ro7">
          <table:table-cell office:value-type="string" table:style-name="ce24">
            <text:p>·<text:span text:style-name="T3">       <text:s/></text:span><text:span text:style-name="T5">Compound sentence</text:span></text:p>
          </table:table-cell>
          <table:table-cell table:number-columns-repeated="16383"/>
        </table:table-row>
        <table:table-row table:style-name="ro7">
          <table:table-cell office:value-type="string" table:style-name="ce24">
            <text:p>·<text:span text:style-name="T3">       <text:s/></text:span><text:span text:style-name="T5">Complex sentence</text:span></text:p>
          </table:table-cell>
          <table:table-cell table:number-columns-repeated="16383"/>
        </table:table-row>
        <table:table-row table:style-name="ro7">
          <table:table-cell office:value-type="string" table:style-name="ce24">
            <text:p>·<text:span text:style-name="T3">       <text:s/></text:span><text:span text:style-name="T5">Interrogative (question)</text:span></text:p>
          </table:table-cell>
          <table:table-cell table:number-columns-repeated="16383"/>
        </table:table-row>
        <table:table-row table:style-name="ro7">
          <table:table-cell office:value-type="string" table:style-name="ce24">
            <text:p>·<text:span text:style-name="T3">       <text:s/></text:span><text:span text:style-name="T5">Imperative (command)</text:span></text:p>
          </table:table-cell>
          <table:table-cell table:number-columns-repeated="16383"/>
        </table:table-row>
        <table:table-row table:style-name="ro7">
          <table:table-cell office:value-type="string" table:style-name="ce24">
            <text:p>·<text:span text:style-name="T3">       <text:s/></text:span><text:span text:style-name="T5">Present tense / Past tense / Future tense</text:span></text:p>
          </table:table-cell>
          <table:table-cell table:number-columns-repeated="16383"/>
        </table:table-row>
        <table:table-row table:style-name="ro7">
          <table:table-cell office:value-type="string" table:style-name="ce24">
            <text:p>·<text:span text:style-name="T3">       <text:s/></text:span><text:span text:style-name="T5">Negation (negative form)</text:span></text:p>
          </table:table-cell>
          <table:table-cell table:number-columns-repeated="16383"/>
        </table:table-row>
        <table:table-row table:style-name="ro7">
          <table:table-cell office:value-type="string" table:style-name="ce24">
            <text:p>·<text:span text:style-name="T3">       <text:s/></text:span><text:span text:style-name="T5">Pronoun variation (I/you/we/they)</text:span></text:p>
          </table:table-cell>
          <table:table-cell table:number-columns-repeated="16383"/>
        </table:table-row>
        <table:table-row table:style-name="ro7">
          <table:table-cell office:value-type="string" table:style-name="ce24">
            <text:p>·<text:span text:style-name="T3">       <text:s/></text:span><text:span text:style-name="T5">Plural form</text:span></text:p>
          </table:table-cell>
          <table:table-cell table:number-columns-repeated="16383"/>
        </table:table-row>
        <table:table-row table:style-name="ro7">
          <table:table-cell office:value-type="string" table:style-name="ce23">
            <text:p>3) Input Length Type (choose ONE)</text:p>
          </table:table-cell>
          <table:table-cell table:number-columns-repeated="16383"/>
        </table:table-row>
        <table:table-row table:style-name="ro7">
          <table:table-cell office:value-type="string" table:style-name="ce24">
            <text:p>·<text:span text:style-name="T3">       <text:s/></text:span><text:span text:style-name="T5">S (≤30 characters)</text:span></text:p>
          </table:table-cell>
          <table:table-cell table:number-columns-repeated="16383"/>
        </table:table-row>
        <table:table-row table:style-name="ro7">
          <table:table-cell office:value-type="string" table:style-name="ce24">
            <text:p>·<text:span text:style-name="T3">       <text:s/></text:span><text:span text:style-name="T5">M (31–299 characters)</text:span></text:p>
          </table:table-cell>
          <table:table-cell table:number-columns-repeated="16383"/>
        </table:table-row>
        <table:table-row table:style-name="ro7">
          <table:table-cell office:value-type="string" table:style-name="ce24">
            <text:p>·<text:span text:style-name="T3">       <text:s/></text:span><text:span text:style-name="T5">L (≥300 characters)<text:s/></text:span></text:p>
          </table:table-cell>
          <table:table-cell table:number-columns-repeated="16383"/>
        </table:table-row>
        <table:table-row table:style-name="ro7">
          <table:table-cell office:value-type="string" table:style-name="ce23">
            <text:p>4) Quality Focus (choose ONE)</text:p>
          </table:table-cell>
          <table:table-cell table:number-columns-repeated="16383"/>
        </table:table-row>
        <table:table-row table:style-name="ro7">
          <table:table-cell office:value-type="string" table:style-name="ce24">
            <text:p>·<text:span text:style-name="T3">       <text:s/></text:span><text:span text:style-name="T5">Accuracy validation<text:s/></text:span><text:span text:style-name="T9">(use if the input is clean)</text:span></text:p>
          </table:table-cell>
          <table:table-cell table:number-columns-repeated="16383"/>
        </table:table-row>
        <table:table-row table:style-name="ro7">
          <table:table-cell office:value-type="string" table:style-name="ce25">
            <text:p>§<text:span text:style-name="T3"><text:s/></text:span><text:span text:style-name="T10">Use<text:s/></text:span><text:span text:style-name="T11">accuracy validation</text:span><text:span text:style-name="T10"><text:s/>when:</text:span></text:p>
          </table:table-cell>
          <table:table-cell table:number-columns-repeated="16383"/>
        </table:table-row>
        <table:table-row table:style-name="ro7">
          <table:table-cell office:value-type="string" table:style-name="ce26">
            <text:p>ü<text:span text:style-name="T3"> <text:s/></text:span><text:span text:style-name="T10">Input is correct Singlish</text:span></text:p>
          </table:table-cell>
          <table:table-cell table:number-columns-repeated="16383"/>
        </table:table-row>
        <table:table-row table:style-name="ro7">
          <table:table-cell office:value-type="string" table:style-name="ce26">
            <text:p>ü<text:span text:style-name="T3"> <text:s/></text:span><text:span text:style-name="T10">Normal spelling and spacing</text:span></text:p>
          </table:table-cell>
          <table:table-cell table:number-columns-repeated="16383"/>
        </table:table-row>
        <table:table-row table:style-name="ro7">
          <table:table-cell office:value-type="string" table:style-name="ce26">
            <text:p>ü<text:span text:style-name="T3"> <text:s/></text:span><text:span text:style-name="T10">Expected result is clear</text:span></text:p>
          </table:table-cell>
          <table:table-cell table:number-columns-repeated="16383"/>
        </table:table-row>
        <table:table-row table:style-name="ro7">
          <table:table-cell office:value-type="string" table:style-name="ce26">
            <text:p>ü<text:span text:style-name="T3"> <text:s/></text:span><text:span text:style-name="T10">You are verifying correct conversion (PASS)</text:span></text:p>
          </table:table-cell>
          <table:table-cell table:number-columns-repeated="16383"/>
        </table:table-row>
        <table:table-row table:style-name="ro7">
          <table:table-cell office:value-type="string" table:style-name="ce24">
            <text:p>·<text:span text:style-name="T3">      <text:s/></text:span><text:span text:style-name="T5">Robustness validation<text:s/></text:span><text:span text:style-name="T9">(use if the input is messy/unusual)</text:span></text:p>
          </table:table-cell>
          <table:table-cell table:number-columns-repeated="16383"/>
        </table:table-row>
        <table:table-row table:style-name="ro7">
          <table:table-cell office:value-type="string" table:style-name="ce25">
            <text:p>§<text:span text:style-name="T3"><text:s/></text:span><text:span text:style-name="T10">Use<text:s/></text:span><text:span text:style-name="T11">robustness validation<text:s/></text:span><text:span text:style-name="T10">when:</text:span></text:p>
          </table:table-cell>
          <table:table-cell table:number-columns-repeated="16383"/>
        </table:table-row>
        <table:table-row table:style-name="ro7">
          <table:table-cell office:value-type="string" table:style-name="ce26">
            <text:p>ü<text:span text:style-name="T3"> <text:s/></text:span><text:span text:style-name="T10">Input includes typos, slang, mixed English, long text, formatting issues</text:span></text:p>
          </table:table-cell>
          <table:table-cell table:number-columns-repeated="16383"/>
        </table:table-row>
        <table:table-row table:style-name="ro7">
          <table:table-cell office:value-type="string" table:style-name="ce26">
            <text:p>ü<text:span text:style-name="T3"> <text:s/></text:span><text:span text:style-name="T10">You are testing failure behavior or edge behavior (often FAIL)</text:span></text:p>
          </table:table-cell>
          <table:table-cell table:number-columns-repeated="16383"/>
        </table:table-row>
        <table:table-row table:style-name="ro7">
          <table:table-cell office:value-type="string" table:style-name="ce24">
            <text:p>·<text:span text:style-name="T3">      <text:s/></text:span><text:span text:style-name="T5">Formatting preservation</text:span></text:p>
          </table:table-cell>
          <table:table-cell table:number-columns-repeated="16383"/>
        </table:table-row>
        <table:table-row table:style-name="ro7">
          <table:table-cell office:value-type="string" table:style-name="ce24">
            <text:p>·<text:span text:style-name="T3">      <text:s/></text:span><text:span text:style-name="T5">Real-time output update behavior<text:s/></text:span><text:span text:style-name="T9">(use for UI-related functional behavior)</text:span></text:p>
          </table:table-cell>
          <table:table-cell table:number-columns-repeated="16383"/>
        </table:table-row>
        <table:table-row table:style-name="ro7">
          <table:table-cell office:value-type="string" table:style-name="ce24">
            <text:p>·<text:span text:style-name="T3">      <text:s/></text:span><text:span text:style-name="T5">Error handling / input validation<text:s/></text:span><text:span text:style-name="T9">(use for negative UI)</text:span></text:p>
          </table:table-cell>
          <table:table-cell table:number-columns-repeated="16383"/>
        </table:table-row>
        <table:table-row table:number-rows-repeated="1048530"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Wingdings" svg:font-family="Wingdings"/>
    <style:font-face style:name="Iskoola Pota" svg:font-family="&quot;Iskoola Pota&quot;"/>
    <style:font-face style:name="Symbol" svg:font-family="Symbol"/>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dc:title/>
    <dc:description/>
    <dc:subject/>
    <meta:initial-creator>Dilshan De Silva</meta:initial-creator>
    <dc:creator>dharana thilakarathne</dc:creator>
    <meta:creation-date>2015-06-05T18:17:20Z</meta:creation-date>
    <dc:date>2026-01-30T13:57:28Z</dc:date>
  </office:meta>
</office:document-meta>
</file>